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L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ulho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79814.350000000006" table:style-name="ce14">
            <text:p>79.814<text:s/></text:p>
          </table:table-cell>
          <table:table-cell office:value-type="float" office:value="322411.17" table:style-name="ce14">
            <text:p>322.411<text:s/></text:p>
          </table:table-cell>
          <table:table-cell office:value-type="float" office:value="56495413.460000001" table:style-name="ce14">
            <text:p>56.495.413<text:s/></text:p>
          </table:table-cell>
          <table:table-cell office:value-type="float" office:value="4600.4799999999996" table:style-name="ce14">
            <text:p>4.600<text:s/></text:p>
          </table:table-cell>
          <table:table-cell office:value-type="float" office:value="84745198.670000002" table:style-name="ce14">
            <text:p>84.745.199<text:s/></text:p>
          </table:table-cell>
          <table:table-cell office:value-type="float" office:value="46988132.670000002" table:style-name="ce14">
            <text:p>46.988.133<text:s/></text:p>
          </table:table-cell>
          <table:table-cell office:value-type="float" office:value="2478192.19" table:style-name="ce14">
            <text:p>2.478.192<text:s/></text:p>
          </table:table-cell>
          <table:table-cell office:value-type="float" office:value="175118213.09999999" table:style-name="ce14">
            <text:p>175.118.213<text:s/></text:p>
          </table:table-cell>
          <table:table-cell office:value-type="float" office:value="22122853.449999999" table:style-name="ce14">
            <text:p>22.122.853<text:s/></text:p>
          </table:table-cell>
          <table:table-cell office:value-type="float" office:value="13430164.67" table:style-name="ce14">
            <text:p>13.430.165<text:s/></text:p>
          </table:table-cell>
          <table:table-cell office:value-type="float" office:value="95218276.370000005" table:style-name="ce14">
            <text:p>95.218.276<text:s/></text:p>
          </table:table-cell>
          <table:table-cell office:value-type="float" office:value="106229.51" table:style-name="ce14">
            <text:p>106.230<text:s/></text:p>
          </table:table-cell>
          <table:table-cell office:value-type="float" office:value="1844774.04" table:style-name="ce14">
            <text:p>1.844.774<text:s/></text:p>
          </table:table-cell>
          <table:table-cell office:value-type="float" office:value="16811451.039999999" table:style-name="ce14">
            <text:p>16.811.451<text:s/></text:p>
          </table:table-cell>
          <table:table-cell office:value-type="float" office:value="5612536.46" table:style-name="ce14">
            <text:p>5.612.536<text:s/></text:p>
          </table:table-cell>
          <table:table-cell office:value-type="float" office:value="102157455.27" table:style-name="ce14">
            <text:p>102.157.455<text:s/></text:p>
          </table:table-cell>
          <table:table-cell office:value-type="float" office:value="18743.78" table:style-name="ce14">
            <text:p>18.744<text:s/></text:p>
          </table:table-cell>
          <table:table-cell office:value-type="float" office:value="319106441.56" table:style-name="ce14">
            <text:p>319.106.442<text:s/></text:p>
          </table:table-cell>
          <table:table-cell office:value-type="float" office:value="304651042.00999999" table:style-name="ce14">
            <text:p>304.651.042<text:s/></text:p>
          </table:table-cell>
          <table:table-cell office:value-type="float" office:value="2548315.2799999998" table:style-name="ce14">
            <text:p>2.548.315<text:s/></text:p>
          </table:table-cell>
          <table:table-cell office:value-type="float" office:value="213630.1" table:style-name="ce14">
            <text:p>213.630<text:s/></text:p>
          </table:table-cell>
          <table:table-cell office:value-type="float" office:value="49989.72" table:style-name="ce14">
            <text:p>49.990<text:s/></text:p>
          </table:table-cell>
          <table:table-cell office:value-type="float" office:value="144150006.99000001" table:style-name="ce14">
            <text:p>144.150.007<text:s/></text:p>
          </table:table-cell>
          <table:table-cell office:value-type="float" office:value="568221524.66999996" table:style-name="ce14">
            <text:p>568.221.525<text:s/></text:p>
          </table:table-cell>
          <table:table-cell office:value-type="float" office:value="1339142.3899999999" table:style-name="ce14">
            <text:p>1.339.142<text:s/></text:p>
          </table:table-cell>
          <table:table-cell office:value-type="float" office:value="1873201747.3399999" table:style-name="ce14">
            <text:p>1.873.201.747<text:s/></text:p>
          </table:table-cell>
          <table:table-cell office:value-type="float" office:value="66.040000000000006" table:style-name="ce14">
            <text:p>66<text:s/></text:p>
          </table:table-cell>
          <table:table-cell office:value-type="float" office:value="3837036366.7799997" table:style-name="ce15">
            <text:p>3.837.036.3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3011.17" table:style-name="ce17">
            <text:p>3.011<text:s/></text:p>
          </table:table-cell>
          <table:table-cell office:value-type="float" office:value="-2.6" table:style-name="ce17">
            <text:p>(3)</text:p>
          </table:table-cell>
          <table:table-cell office:value-type="float" office:value="0" table:style-name="ce17">
            <text:p>-<text:s/></text:p>
          </table:table-cell>
          <table:table-cell office:value-type="float" office:value="86.08" table:style-name="ce17">
            <text:p>86<text:s/></text:p>
          </table:table-cell>
          <table:table-cell office:value-type="float" office:value="-20.69" table:style-name="ce17">
            <text:p>(21)</text:p>
          </table:table-cell>
          <table:table-cell office:value-type="float" office:value="-57.67" table:style-name="ce17">
            <text:p>(58)</text:p>
          </table:table-cell>
          <table:table-cell office:value-type="float" office:value="-78.45" table:style-name="ce17">
            <text:p>(78)</text:p>
          </table:table-cell>
          <table:table-cell office:value-type="float" office:value="-180.2" table:style-name="ce17">
            <text:p>(180)</text:p>
          </table:table-cell>
          <table:table-cell office:value-type="float" office:value="27506.41" table:style-name="ce17">
            <text:p>27.506<text:s/></text:p>
          </table:table-cell>
          <table:table-cell office:value-type="float" office:value="-1524.42" table:style-name="ce17">
            <text:p>(1.524)</text:p>
          </table:table-cell>
          <table:table-cell office:value-type="float" office:value="289.24" table:style-name="ce17">
            <text:p>289<text:s/></text:p>
          </table:table-cell>
          <table:table-cell office:value-type="float" office:value="362.98" table:style-name="ce17">
            <text:p>363<text:s/></text:p>
          </table:table-cell>
          <table:table-cell office:value-type="float" office:value="9346.0499999999993" table:style-name="ce17">
            <text:p>9.346<text:s/></text:p>
          </table:table-cell>
          <table:table-cell office:value-type="float" office:value="-176.37" table:style-name="ce17">
            <text:p>(176)</text:p>
          </table:table-cell>
          <table:table-cell office:value-type="float" office:value="-445.89" table:style-name="ce17">
            <text:p>(446)</text:p>
          </table:table-cell>
          <table:table-cell office:value-type="float" office:value="-2.77" table:style-name="ce17">
            <text:p>(3)</text:p>
          </table:table-cell>
          <table:table-cell office:value-type="float" office:value="18328.84" table:style-name="ce17">
            <text:p>18.329<text:s/></text:p>
          </table:table-cell>
          <table:table-cell office:value-type="float" office:value="-63427.48" table:style-name="ce17">
            <text:p>(63.427)</text:p>
          </table:table-cell>
          <table:table-cell office:value-type="float" office:value="-10.8" table:style-name="ce17">
            <text:p>(11)</text:p>
          </table:table-cell>
          <table:table-cell office:value-type="float" office:value="-22.37" table:style-name="ce17">
            <text:p>(22)</text:p>
          </table:table-cell>
          <table:table-cell office:value-type="float" office:value="-1.2" table:style-name="ce17">
            <text:p>(1)</text:p>
          </table:table-cell>
          <table:table-cell office:value-type="float" office:value="82869" table:style-name="ce17">
            <text:p>82.869<text:s/></text:p>
          </table:table-cell>
          <table:table-cell office:value-type="float" office:value="43588.31" table:style-name="ce17">
            <text:p>43.588<text:s/></text:p>
          </table:table-cell>
          <table:table-cell office:value-type="float" office:value="-1.31" table:style-name="ce17">
            <text:p>(1)</text:p>
          </table:table-cell>
          <table:table-cell office:value-type="float" office:value="802938.07" table:style-name="ce17">
            <text:p>802.938<text:s/></text:p>
          </table:table-cell>
          <table:table-cell office:value-type="float" office:value="-2.96" table:style-name="ce17">
            <text:p>(3)</text:p>
          </table:table-cell>
          <table:table-cell office:value-type="float" office:value="922370.97" table:style-name="ce18">
            <text:p>922.3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52659.35" table:style-name="ce17">
            <text:p>252.659<text:s/></text:p>
          </table:table-cell>
          <table:table-cell office:value-type="float" office:value="9611695.0700000003" table:style-name="ce17">
            <text:p>9.611.695<text:s/></text:p>
          </table:table-cell>
          <table:table-cell office:value-type="float" office:value="12139087.77" table:style-name="ce17">
            <text:p>12.139.088<text:s/></text:p>
          </table:table-cell>
          <table:table-cell office:value-type="float" office:value="341422.42" table:style-name="ce17">
            <text:p>341.422<text:s/></text:p>
          </table:table-cell>
          <table:table-cell office:value-type="float" office:value="159018544.08000001" table:style-name="ce17">
            <text:p>159.018.544<text:s/></text:p>
          </table:table-cell>
          <table:table-cell office:value-type="float" office:value="35769948.939999998" table:style-name="ce17">
            <text:p>35.769.949<text:s/></text:p>
          </table:table-cell>
          <table:table-cell office:value-type="float" office:value="4245815.83" table:style-name="ce17">
            <text:p>4.245.816<text:s/></text:p>
          </table:table-cell>
          <table:table-cell office:value-type="float" office:value="156780384.53999999" table:style-name="ce17">
            <text:p>156.780.385<text:s/></text:p>
          </table:table-cell>
          <table:table-cell office:value-type="float" office:value="36812839" table:style-name="ce17">
            <text:p>36.812.839<text:s/></text:p>
          </table:table-cell>
          <table:table-cell office:value-type="float" office:value="3124647.21" table:style-name="ce17">
            <text:p>3.124.647<text:s/></text:p>
          </table:table-cell>
          <table:table-cell office:value-type="float" office:value="570725984.55999994" table:style-name="ce17">
            <text:p>570.725.985<text:s/></text:p>
          </table:table-cell>
          <table:table-cell office:value-type="float" office:value="9096256.2200000007" table:style-name="ce17">
            <text:p>9.096.256<text:s/></text:p>
          </table:table-cell>
          <table:table-cell office:value-type="float" office:value="11489637.92" table:style-name="ce17">
            <text:p>11.489.638<text:s/></text:p>
          </table:table-cell>
          <table:table-cell office:value-type="float" office:value="21436530.600000001" table:style-name="ce17">
            <text:p>21.436.531<text:s/></text:p>
          </table:table-cell>
          <table:table-cell office:value-type="float" office:value="7277508.5499999998" table:style-name="ce17">
            <text:p>7.277.509<text:s/></text:p>
          </table:table-cell>
          <table:table-cell office:value-type="float" office:value="132408201.98999999" table:style-name="ce17">
            <text:p>132.408.202<text:s/></text:p>
          </table:table-cell>
          <table:table-cell office:value-type="float" office:value="2807512.09" table:style-name="ce17">
            <text:p>2.807.512<text:s/></text:p>
          </table:table-cell>
          <table:table-cell office:value-type="float" office:value="375493979.27999997" table:style-name="ce17">
            <text:p>375.493.979<text:s/></text:p>
          </table:table-cell>
          <table:table-cell office:value-type="float" office:value="340973914.68000001" table:style-name="ce17">
            <text:p>340.973.915<text:s/></text:p>
          </table:table-cell>
          <table:table-cell office:value-type="float" office:value="3999903.57" table:style-name="ce17">
            <text:p>3.999.904<text:s/></text:p>
          </table:table-cell>
          <table:table-cell office:value-type="float" office:value="4130069.58" table:style-name="ce17">
            <text:p>4.130.070<text:s/></text:p>
          </table:table-cell>
          <table:table-cell office:value-type="float" office:value="77863.86" table:style-name="ce17">
            <text:p>77.864<text:s/></text:p>
          </table:table-cell>
          <table:table-cell office:value-type="float" office:value="463836165.86000001" table:style-name="ce17">
            <text:p>463.836.166<text:s/></text:p>
          </table:table-cell>
          <table:table-cell office:value-type="float" office:value="419479387.12" table:style-name="ce17">
            <text:p>419.479.387<text:s/></text:p>
          </table:table-cell>
          <table:table-cell office:value-type="float" office:value="8455227.4299999997" table:style-name="ce17">
            <text:p>8.455.227<text:s/></text:p>
          </table:table-cell>
          <table:table-cell office:value-type="float" office:value="2097171035.47" table:style-name="ce17">
            <text:p>2.097.171.035<text:s/></text:p>
          </table:table-cell>
          <table:table-cell office:value-type="float" office:value="660619.69999999995" table:style-name="ce17">
            <text:p>660.620<text:s/></text:p>
          </table:table-cell>
          <table:table-cell office:value-type="float" office:value="4887616842.6899996" table:style-name="ce18">
            <text:p>4.887.616.8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3637.5" table:style-name="ce17">
            <text:p>3.63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294.48" table:style-name="ce17">
            <text:p>8.29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80.4" table:style-name="ce17">
            <text:p>1.9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7138895.30000001" table:style-name="ce17">
            <text:p>347.138.8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029.48" table:style-name="ce17">
            <text:p>9.029<text:s/></text:p>
          </table:table-cell>
          <table:table-cell office:value-type="float" office:value="315342.93" table:style-name="ce17">
            <text:p>315.343<text:s/></text:p>
          </table:table-cell>
          <table:table-cell office:value-type="float" office:value="9171.65" table:style-name="ce17">
            <text:p>9.17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6460453.7" table:style-name="ce17">
            <text:p>106.460.454<text:s/></text:p>
          </table:table-cell>
          <table:table-cell office:value-type="float" office:value="1535.55" table:style-name="ce17">
            <text:p>1.536<text:s/></text:p>
          </table:table-cell>
          <table:table-cell office:value-type="float" office:value="922722.29" table:style-name="ce17">
            <text:p>922.722<text:s/></text:p>
          </table:table-cell>
          <table:table-cell office:value-type="float" office:value="222007.55" table:style-name="ce17">
            <text:p>222.00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55093070.83000004" table:style-name="ce18">
            <text:p>455.093.0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99167.3" table:style-name="ce17">
            <text:p>199.167<text:s/></text:p>
          </table:table-cell>
          <table:table-cell office:value-type="float" office:value="686726.38" table:style-name="ce17">
            <text:p>686.726<text:s/></text:p>
          </table:table-cell>
          <table:table-cell office:value-type="float" office:value="3261130.12" table:style-name="ce17">
            <text:p>3.261.130<text:s/></text:p>
          </table:table-cell>
          <table:table-cell office:value-type="float" office:value="15554.01" table:style-name="ce17">
            <text:p>15.554<text:s/></text:p>
          </table:table-cell>
          <table:table-cell office:value-type="float" office:value="16361187.050000001" table:style-name="ce17">
            <text:p>16.361.187<text:s/></text:p>
          </table:table-cell>
          <table:table-cell office:value-type="float" office:value="9859730.4499999993" table:style-name="ce17">
            <text:p>9.859.730<text:s/></text:p>
          </table:table-cell>
          <table:table-cell office:value-type="float" office:value="172658.27" table:style-name="ce17">
            <text:p>172.658<text:s/></text:p>
          </table:table-cell>
          <table:table-cell office:value-type="float" office:value="804842.3" table:style-name="ce17">
            <text:p>804.842<text:s/></text:p>
          </table:table-cell>
          <table:table-cell office:value-type="float" office:value="4148867.96" table:style-name="ce17">
            <text:p>4.148.868<text:s/></text:p>
          </table:table-cell>
          <table:table-cell office:value-type="float" office:value="1944856" table:style-name="ce17">
            <text:p>1.944.856<text:s/></text:p>
          </table:table-cell>
          <table:table-cell office:value-type="float" office:value="21155003.600000001" table:style-name="ce17">
            <text:p>21.155.004<text:s/></text:p>
          </table:table-cell>
          <table:table-cell office:value-type="float" office:value="547648.63" table:style-name="ce17">
            <text:p>547.649<text:s/></text:p>
          </table:table-cell>
          <table:table-cell office:value-type="float" office:value="4336311.67" table:style-name="ce17">
            <text:p>4.336.312<text:s/></text:p>
          </table:table-cell>
          <table:table-cell office:value-type="float" office:value="2460280.0699999998" table:style-name="ce17">
            <text:p>2.460.280<text:s/></text:p>
          </table:table-cell>
          <table:table-cell office:value-type="float" office:value="2214556.2000000002" table:style-name="ce17">
            <text:p>2.214.556<text:s/></text:p>
          </table:table-cell>
          <table:table-cell office:value-type="float" office:value="29249884.91" table:style-name="ce17">
            <text:p>29.249.885<text:s/></text:p>
          </table:table-cell>
          <table:table-cell office:value-type="float" office:value="372272.15" table:style-name="ce17">
            <text:p>372.272<text:s/></text:p>
          </table:table-cell>
          <table:table-cell office:value-type="float" office:value="4802998.3099999996" table:style-name="ce17">
            <text:p>4.802.998<text:s/></text:p>
          </table:table-cell>
          <table:table-cell office:value-type="float" office:value="9066951.4700000007" table:style-name="ce17">
            <text:p>9.066.951<text:s/></text:p>
          </table:table-cell>
          <table:table-cell office:value-type="float" office:value="395794.69" table:style-name="ce17">
            <text:p>395.795<text:s/></text:p>
          </table:table-cell>
          <table:table-cell office:value-type="float" office:value="129635.3" table:style-name="ce17">
            <text:p>129.63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143122.7200000007" table:style-name="ce17">
            <text:p>9.143.123<text:s/></text:p>
          </table:table-cell>
          <table:table-cell office:value-type="float" office:value="4724275.93" table:style-name="ce17">
            <text:p>4.724.276<text:s/></text:p>
          </table:table-cell>
          <table:table-cell office:value-type="float" office:value="681040.63" table:style-name="ce17">
            <text:p>681.041<text:s/></text:p>
          </table:table-cell>
          <table:table-cell office:value-type="float" office:value="45391877.600000001" table:style-name="ce17">
            <text:p>45.391.878<text:s/></text:p>
          </table:table-cell>
          <table:table-cell office:value-type="float" office:value="47351.8" table:style-name="ce17">
            <text:p>47.352<text:s/></text:p>
          </table:table-cell>
          <table:table-cell office:value-type="float" office:value="172173725.52000001" table:style-name="ce18">
            <text:p>172.173.7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20828" table:style-name="ce17">
            <text:p>20.82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170.17" table:style-name="ce17">
            <text:p>43.170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228.29" table:style-name="ce17">
            <text:p>16.228<text:s/></text:p>
          </table:table-cell>
          <table:table-cell office:value-type="float" office:value="6091083.3499999996" table:style-name="ce17">
            <text:p>6.091.083<text:s/></text:p>
          </table:table-cell>
          <table:table-cell office:value-type="float" office:value="6457397.9699999997" table:style-name="ce17">
            <text:p>6.457.39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718.639999999999" table:style-name="ce17">
            <text:p>25.71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787.37" table:style-name="ce17">
            <text:p>10.7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193659.8399999999" table:style-name="ce17">
            <text:p>6.193.66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1393504.260000005" table:style-name="ce17">
            <text:p>71.393.504<text:s/></text:p>
          </table:table-cell>
          <table:table-cell office:value-type="float" office:value="46296943.289999999" table:style-name="ce17">
            <text:p>46.296.943<text:s/></text:p>
          </table:table-cell>
          <table:table-cell office:value-type="float" office:value="10449.9" table:style-name="ce17">
            <text:p>10.45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042.040000000001" table:style-name="ce17">
            <text:p>10.042<text:s/></text:p>
          </table:table-cell>
          <table:table-cell office:value-type="float" office:value="17362568.559999999" table:style-name="ce17">
            <text:p>17.362.569<text:s/></text:p>
          </table:table-cell>
          <table:table-cell office:value-type="float" office:value="3547176.13" table:style-name="ce17">
            <text:p>3.547.17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6039787.74000001" table:style-name="ce17">
            <text:p>236.039.7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3519598.59000003" table:style-name="ce18">
            <text:p>393.519.5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121.57" table:style-name="ce17">
            <text:p>3.122<text:s/></text:p>
          </table:table-cell>
          <table:table-cell office:value-type="float" office:value="7514.86" table:style-name="ce17">
            <text:p>7.515<text:s/></text:p>
          </table:table-cell>
          <table:table-cell office:value-type="float" office:value="6620247.2800000003" table:style-name="ce17">
            <text:p>6.620.247<text:s/></text:p>
          </table:table-cell>
          <table:table-cell office:value-type="float" office:value="374.34" table:style-name="ce17">
            <text:p>374<text:s/></text:p>
          </table:table-cell>
          <table:table-cell office:value-type="float" office:value="49840435.539999999" table:style-name="ce17">
            <text:p>49.840.436<text:s/></text:p>
          </table:table-cell>
          <table:table-cell office:value-type="float" office:value="16515475.699999999" table:style-name="ce17">
            <text:p>16.515.476<text:s/></text:p>
          </table:table-cell>
          <table:table-cell office:value-type="float" office:value="452774.99" table:style-name="ce17">
            <text:p>452.775<text:s/></text:p>
          </table:table-cell>
          <table:table-cell office:value-type="float" office:value="103591053.22" table:style-name="ce17">
            <text:p>103.591.053<text:s/></text:p>
          </table:table-cell>
          <table:table-cell office:value-type="float" office:value="3528811.35" table:style-name="ce17">
            <text:p>3.528.811<text:s/></text:p>
          </table:table-cell>
          <table:table-cell office:value-type="float" office:value="200806.3" table:style-name="ce17">
            <text:p>200.806<text:s/></text:p>
          </table:table-cell>
          <table:table-cell office:value-type="float" office:value="53017866.920000002" table:style-name="ce17">
            <text:p>53.017.867<text:s/></text:p>
          </table:table-cell>
          <table:table-cell office:value-type="float" office:value="198021.69" table:style-name="ce17">
            <text:p>198.022<text:s/></text:p>
          </table:table-cell>
          <table:table-cell office:value-type="float" office:value="2339619.0099999998" table:style-name="ce17">
            <text:p>2.339.619<text:s/></text:p>
          </table:table-cell>
          <table:table-cell office:value-type="float" office:value="13928604.960000001" table:style-name="ce17">
            <text:p>13.928.605<text:s/></text:p>
          </table:table-cell>
          <table:table-cell office:value-type="float" office:value="726474.31" table:style-name="ce17">
            <text:p>726.474<text:s/></text:p>
          </table:table-cell>
          <table:table-cell office:value-type="float" office:value="42489529.869999997" table:style-name="ce17">
            <text:p>42.489.530<text:s/></text:p>
          </table:table-cell>
          <table:table-cell office:value-type="float" office:value="6861.16" table:style-name="ce17">
            <text:p>6.861<text:s/></text:p>
          </table:table-cell>
          <table:table-cell office:value-type="float" office:value="144125740.24000001" table:style-name="ce17">
            <text:p>144.125.740<text:s/></text:p>
          </table:table-cell>
          <table:table-cell office:value-type="float" office:value="135550956.11000001" table:style-name="ce17">
            <text:p>135.550.956<text:s/></text:p>
          </table:table-cell>
          <table:table-cell office:value-type="float" office:value="438348.03" table:style-name="ce17">
            <text:p>438.348<text:s/></text:p>
          </table:table-cell>
          <table:table-cell office:value-type="float" office:value="69891.56" table:style-name="ce17">
            <text:p>69.892<text:s/></text:p>
          </table:table-cell>
          <table:table-cell office:value-type="float" office:value="43779.08" table:style-name="ce17">
            <text:p>43.779<text:s/></text:p>
          </table:table-cell>
          <table:table-cell office:value-type="float" office:value="153922044.62" table:style-name="ce17">
            <text:p>153.922.045<text:s/></text:p>
          </table:table-cell>
          <table:table-cell office:value-type="float" office:value="237985986.33000001" table:style-name="ce17">
            <text:p>237.985.986<text:s/></text:p>
          </table:table-cell>
          <table:table-cell office:value-type="float" office:value="303040.46999999997" table:style-name="ce17">
            <text:p>303.040<text:s/></text:p>
          </table:table-cell>
          <table:table-cell office:value-type="float" office:value="678339166.22000003" table:style-name="ce17">
            <text:p>678.339.1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44246545.73" table:style-name="ce18">
            <text:p>1.644.246.5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9542.48" table:style-name="ce17">
            <text:p>29.542<text:s/></text:p>
          </table:table-cell>
          <table:table-cell office:value-type="float" office:value="8913816.3299999982" table:style-name="ce17">
            <text:p>8.913.816<text:s/></text:p>
          </table:table-cell>
          <table:table-cell office:value-type="float" office:value="2214540.2000000002" table:style-name="ce17">
            <text:p>2.214.540<text:s/></text:p>
          </table:table-cell>
          <table:table-cell office:value-type="float" office:value="325241.03000000003" table:style-name="ce17">
            <text:p>325.241<text:s/></text:p>
          </table:table-cell>
          <table:table-cell office:value-type="float" office:value="92808627.00999999" table:style-name="ce17">
            <text:p>92.808.627<text:s/></text:p>
          </table:table-cell>
          <table:table-cell office:value-type="float" office:value="9394742.7899999991" table:style-name="ce17">
            <text:p>9.394.743<text:s/></text:p>
          </table:table-cell>
          <table:table-cell office:value-type="float" office:value="3604154.2800000003" table:style-name="ce17">
            <text:p>3.604.154<text:s/></text:p>
          </table:table-cell>
          <table:table-cell office:value-type="float" office:value="46293405.670000002" table:style-name="ce17">
            <text:p>46.293.406<text:s/></text:p>
          </table:table-cell>
          <table:table-cell office:value-type="float" office:value="22675781.32" table:style-name="ce17">
            <text:p>22.675.781<text:s/></text:p>
          </table:table-cell>
          <table:table-cell office:value-type="float" office:value="978984.91" table:style-name="ce17">
            <text:p>978.985<text:s/></text:p>
          </table:table-cell>
          <table:table-cell office:value-type="float" office:value="149388500.10000002" table:style-name="ce17">
            <text:p>149.388.500<text:s/></text:p>
          </table:table-cell>
          <table:table-cell office:value-type="float" office:value="8350585.9000000004" table:style-name="ce17">
            <text:p>8.350.586<text:s/></text:p>
          </table:table-cell>
          <table:table-cell office:value-type="float" office:value="4802919.87" table:style-name="ce17">
            <text:p>4.802.920<text:s/></text:p>
          </table:table-cell>
          <table:table-cell office:value-type="float" office:value="5047645.57" table:style-name="ce17">
            <text:p>5.047.646<text:s/></text:p>
          </table:table-cell>
          <table:table-cell office:value-type="float" office:value="4336478.04" table:style-name="ce17">
            <text:p>4.336.478<text:s/></text:p>
          </table:table-cell>
          <table:table-cell office:value-type="float" office:value="54475127.369999997" table:style-name="ce17">
            <text:p>54.475.127<text:s/></text:p>
          </table:table-cell>
          <table:table-cell office:value-type="float" office:value="2428378.7800000003" table:style-name="ce17">
            <text:p>2.428.379<text:s/></text:p>
          </table:table-cell>
          <table:table-cell office:value-type="float" office:value="155162706.98999998" table:style-name="ce17">
            <text:p>155.162.707<text:s/></text:p>
          </table:table-cell>
          <table:table-cell office:value-type="float" office:value="149743720.88000003" table:style-name="ce17">
            <text:p>149.743.721<text:s/></text:p>
          </table:table-cell>
          <table:table-cell office:value-type="float" office:value="3146139.3" table:style-name="ce17">
            <text:p>3.146.139<text:s/></text:p>
          </table:table-cell>
          <table:table-cell office:value-type="float" office:value="3930542.72" table:style-name="ce17">
            <text:p>3.930.543<text:s/></text:p>
          </table:table-cell>
          <table:table-cell office:value-type="float" office:value="24042.739999999998" table:style-name="ce17">
            <text:p>24.043<text:s/></text:p>
          </table:table-cell>
          <table:table-cell office:value-type="float" office:value="176947976.26000002" table:style-name="ce17">
            <text:p>176.947.976<text:s/></text:p>
          </table:table-cell>
          <table:table-cell office:value-type="float" office:value="173220413.18000001" table:style-name="ce17">
            <text:p>173.220.413<text:s/></text:p>
          </table:table-cell>
          <table:table-cell office:value-type="float" office:value="6548424.04" table:style-name="ce17">
            <text:p>6.548.424<text:s/></text:p>
          </table:table-cell>
          <table:table-cell office:value-type="float" office:value="1137178196.3600001" table:style-name="ce17">
            <text:p>1.137.178.196<text:s/></text:p>
          </table:table-cell>
          <table:table-cell office:value-type="float" office:value="613267.90000000014" table:style-name="ce17">
            <text:p>613.268<text:s/></text:p>
          </table:table-cell>
          <table:table-cell office:value-type="float" office:value="2222583902.02" table:style-name="ce18">
            <text:p>2.222.583.9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6715695.66" table:style-name="ce17">
            <text:p>26.715.696<text:s/></text:p>
          </table:table-cell>
          <table:table-cell office:value-type="float" office:value="87005154.640000001" table:style-name="ce17">
            <text:p>87.005.155<text:s/></text:p>
          </table:table-cell>
          <table:table-cell office:value-type="float" office:value="288590897.50999999" table:style-name="ce17">
            <text:p>288.590.898<text:s/></text:p>
          </table:table-cell>
          <table:table-cell office:value-type="float" office:value="20508432.82" table:style-name="ce17">
            <text:p>20.508.433<text:s/></text:p>
          </table:table-cell>
          <table:table-cell office:value-type="float" office:value="683981535.10000002" table:style-name="ce17">
            <text:p>683.981.535<text:s/></text:p>
          </table:table-cell>
          <table:table-cell office:value-type="float" office:value="448669437.91000003" table:style-name="ce17">
            <text:p>448.669.438<text:s/></text:p>
          </table:table-cell>
          <table:table-cell office:value-type="float" office:value="4054908882.6700001" table:style-name="ce17">
            <text:p>4.054.908.883<text:s/></text:p>
          </table:table-cell>
          <table:table-cell office:value-type="float" office:value="363435379.74000001" table:style-name="ce17">
            <text:p>363.435.380<text:s/></text:p>
          </table:table-cell>
          <table:table-cell office:value-type="float" office:value="418710904.5" table:style-name="ce17">
            <text:p>418.710.905<text:s/></text:p>
          </table:table-cell>
          <table:table-cell office:value-type="float" office:value="135893310.19999999" table:style-name="ce17">
            <text:p>135.893.310<text:s/></text:p>
          </table:table-cell>
          <table:table-cell office:value-type="float" office:value="1647400784.1199999" table:style-name="ce17">
            <text:p>1.647.400.784<text:s/></text:p>
          </table:table-cell>
          <table:table-cell office:value-type="float" office:value="175939425.31" table:style-name="ce17">
            <text:p>175.939.425<text:s/></text:p>
          </table:table-cell>
          <table:table-cell office:value-type="float" office:value="240185238.56999999" table:style-name="ce17">
            <text:p>240.185.239<text:s/></text:p>
          </table:table-cell>
          <table:table-cell office:value-type="float" office:value="243092626.84999999" table:style-name="ce17">
            <text:p>243.092.627<text:s/></text:p>
          </table:table-cell>
          <table:table-cell office:value-type="float" office:value="143811713.69" table:style-name="ce17">
            <text:p>143.811.714<text:s/></text:p>
          </table:table-cell>
          <table:table-cell office:value-type="float" office:value="471651035.52999997" table:style-name="ce17">
            <text:p>471.651.036<text:s/></text:p>
          </table:table-cell>
          <table:table-cell office:value-type="float" office:value="96577608.5" table:style-name="ce17">
            <text:p>96.577.609<text:s/></text:p>
          </table:table-cell>
          <table:table-cell office:value-type="float" office:value="1330066033.3" table:style-name="ce17">
            <text:p>1.330.066.033<text:s/></text:p>
          </table:table-cell>
          <table:table-cell office:value-type="float" office:value="6272927753.4899998" table:style-name="ce17">
            <text:p>6.272.927.753<text:s/></text:p>
          </table:table-cell>
          <table:table-cell office:value-type="float" office:value="141682912.19" table:style-name="ce17">
            <text:p>141.682.912<text:s/></text:p>
          </table:table-cell>
          <table:table-cell office:value-type="float" office:value="65095309.020000003" table:style-name="ce17">
            <text:p>65.095.309<text:s/></text:p>
          </table:table-cell>
          <table:table-cell office:value-type="float" office:value="27473351.030000001" table:style-name="ce17">
            <text:p>27.473.351<text:s/></text:p>
          </table:table-cell>
          <table:table-cell office:value-type="float" office:value="1611957837.3599999" table:style-name="ce17">
            <text:p>1.611.957.837<text:s/></text:p>
          </table:table-cell>
          <table:table-cell office:value-type="float" office:value="936282578.02999997" table:style-name="ce17">
            <text:p>936.282.578<text:s/></text:p>
          </table:table-cell>
          <table:table-cell office:value-type="float" office:value="87828297.859999999" table:style-name="ce17">
            <text:p>87.828.298<text:s/></text:p>
          </table:table-cell>
          <table:table-cell office:value-type="float" office:value="14597836578.24" table:style-name="ce17">
            <text:p>14.597.836.578<text:s/></text:p>
          </table:table-cell>
          <table:table-cell office:value-type="float" office:value="46465042.630000003" table:style-name="ce17">
            <text:p>46.465.043<text:s/></text:p>
          </table:table-cell>
          <table:table-cell office:value-type="float" office:value="34664693756.469994" table:style-name="ce18">
            <text:p>34.664.693.7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156739.0899999999" table:style-name="ce17">
            <text:p>6.156.739<text:s/></text:p>
          </table:table-cell>
          <table:table-cell office:value-type="float" office:value="19644538.120000001" table:style-name="ce17">
            <text:p>19.644.538<text:s/></text:p>
          </table:table-cell>
          <table:table-cell office:value-type="float" office:value="21404199.239999998" table:style-name="ce17">
            <text:p>21.404.199<text:s/></text:p>
          </table:table-cell>
          <table:table-cell office:value-type="float" office:value="4666944.66" table:style-name="ce17">
            <text:p>4.666.945<text:s/></text:p>
          </table:table-cell>
          <table:table-cell office:value-type="float" office:value="80748123.810000002" table:style-name="ce17">
            <text:p>80.748.124<text:s/></text:p>
          </table:table-cell>
          <table:table-cell office:value-type="float" office:value="48944702.670000002" table:style-name="ce17">
            <text:p>48.944.703<text:s/></text:p>
          </table:table-cell>
          <table:table-cell office:value-type="float" office:value="71754562.440000013" table:style-name="ce17">
            <text:p>71.754.562<text:s/></text:p>
          </table:table-cell>
          <table:table-cell office:value-type="float" office:value="46656244.859999999" table:style-name="ce17">
            <text:p>46.656.245<text:s/></text:p>
          </table:table-cell>
          <table:table-cell office:value-type="float" office:value="70829513.310000002" table:style-name="ce17">
            <text:p>70.829.513<text:s/></text:p>
          </table:table-cell>
          <table:table-cell office:value-type="float" office:value="34982688.530000001" table:style-name="ce17">
            <text:p>34.982.689<text:s/></text:p>
          </table:table-cell>
          <table:table-cell office:value-type="float" office:value="209402381.81999999" table:style-name="ce17">
            <text:p>209.402.382<text:s/></text:p>
          </table:table-cell>
          <table:table-cell office:value-type="float" office:value="36195279.520000003" table:style-name="ce17">
            <text:p>36.195.280<text:s/></text:p>
          </table:table-cell>
          <table:table-cell office:value-type="float" office:value="36729784.969999999" table:style-name="ce17">
            <text:p>36.729.785<text:s/></text:p>
          </table:table-cell>
          <table:table-cell office:value-type="float" office:value="33837671.659999996" table:style-name="ce17">
            <text:p>33.837.672<text:s/></text:p>
          </table:table-cell>
          <table:table-cell office:value-type="float" office:value="27121172.48" table:style-name="ce17">
            <text:p>27.121.172<text:s/></text:p>
          </table:table-cell>
          <table:table-cell office:value-type="float" office:value="64709640.149999999" table:style-name="ce17">
            <text:p>64.709.640<text:s/></text:p>
          </table:table-cell>
          <table:table-cell office:value-type="float" office:value="20905457.399999999" table:style-name="ce17">
            <text:p>20.905.457<text:s/></text:p>
          </table:table-cell>
          <table:table-cell office:value-type="float" office:value="161880803.16" table:style-name="ce17">
            <text:p>161.880.803<text:s/></text:p>
          </table:table-cell>
          <table:table-cell office:value-type="float" office:value="420518498.01999998" table:style-name="ce17">
            <text:p>420.518.498<text:s/></text:p>
          </table:table-cell>
          <table:table-cell office:value-type="float" office:value="25612578.559999999" table:style-name="ce17">
            <text:p>25.612.579<text:s/></text:p>
          </table:table-cell>
          <table:table-cell office:value-type="float" office:value="11914762.9" table:style-name="ce17">
            <text:p>11.914.763<text:s/></text:p>
          </table:table-cell>
          <table:table-cell office:value-type="float" office:value="5755839.8300000001" table:style-name="ce17">
            <text:p>5.755.840<text:s/></text:p>
          </table:table-cell>
          <table:table-cell office:value-type="float" office:value="189527385.69" table:style-name="ce17">
            <text:p>189.527.386<text:s/></text:p>
          </table:table-cell>
          <table:table-cell office:value-type="float" office:value="110795389.56" table:style-name="ce17">
            <text:p>110.795.390<text:s/></text:p>
          </table:table-cell>
          <table:table-cell office:value-type="float" office:value="22348279.07" table:style-name="ce17">
            <text:p>22.348.279<text:s/></text:p>
          </table:table-cell>
          <table:table-cell office:value-type="float" office:value="958749409.53999996" table:style-name="ce17">
            <text:p>958.749.410<text:s/></text:p>
          </table:table-cell>
          <table:table-cell office:value-type="float" office:value="8513132.0800000001" table:style-name="ce17">
            <text:p>8.513.132<text:s/></text:p>
          </table:table-cell>
          <table:table-cell office:value-type="float" office:value="2750305723.1399994" table:style-name="ce18">
            <text:p>2.750.305.7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1906917.039999999" table:style-name="ce17">
            <text:p>11.906.917<text:s/></text:p>
          </table:table-cell>
          <table:table-cell office:value-type="float" office:value="36763717.100000001" table:style-name="ce17">
            <text:p>36.763.717<text:s/></text:p>
          </table:table-cell>
          <table:table-cell office:value-type="float" office:value="164059407.31" table:style-name="ce17">
            <text:p>164.059.407<text:s/></text:p>
          </table:table-cell>
          <table:table-cell office:value-type="float" office:value="10925204.1" table:style-name="ce17">
            <text:p>10.925.204<text:s/></text:p>
          </table:table-cell>
          <table:table-cell office:value-type="float" office:value="405249598.70999998" table:style-name="ce17">
            <text:p>405.249.599<text:s/></text:p>
          </table:table-cell>
          <table:table-cell office:value-type="float" office:value="235825014.18000001" table:style-name="ce17">
            <text:p>235.825.014<text:s/></text:p>
          </table:table-cell>
          <table:table-cell office:value-type="float" office:value="664599194.02999997" table:style-name="ce17">
            <text:p>664.599.194<text:s/></text:p>
          </table:table-cell>
          <table:table-cell office:value-type="float" office:value="213060226.15000001" table:style-name="ce17">
            <text:p>213.060.226<text:s/></text:p>
          </table:table-cell>
          <table:table-cell office:value-type="float" office:value="223992297.66" table:style-name="ce17">
            <text:p>223.992.298<text:s/></text:p>
          </table:table-cell>
          <table:table-cell office:value-type="float" office:value="63064995.030000001" table:style-name="ce17">
            <text:p>63.064.995<text:s/></text:p>
          </table:table-cell>
          <table:table-cell office:value-type="float" office:value="878858125.09000003" table:style-name="ce17">
            <text:p>878.858.125<text:s/></text:p>
          </table:table-cell>
          <table:table-cell office:value-type="float" office:value="88526256.140000001" table:style-name="ce17">
            <text:p>88.526.256<text:s/></text:p>
          </table:table-cell>
          <table:table-cell office:value-type="float" office:value="128101828.84999999" table:style-name="ce17">
            <text:p>128.101.829<text:s/></text:p>
          </table:table-cell>
          <table:table-cell office:value-type="float" office:value="131376364.23" table:style-name="ce17">
            <text:p>131.376.364<text:s/></text:p>
          </table:table-cell>
          <table:table-cell office:value-type="float" office:value="60713519.520000003" table:style-name="ce17">
            <text:p>60.713.520<text:s/></text:p>
          </table:table-cell>
          <table:table-cell office:value-type="float" office:value="241281150.50999999" table:style-name="ce17">
            <text:p>241.281.151<text:s/></text:p>
          </table:table-cell>
          <table:table-cell office:value-type="float" office:value="49649637.170000002" table:style-name="ce17">
            <text:p>49.649.637<text:s/></text:p>
          </table:table-cell>
          <table:table-cell office:value-type="float" office:value="754081390.41999996" table:style-name="ce17">
            <text:p>754.081.390<text:s/></text:p>
          </table:table-cell>
          <table:table-cell office:value-type="float" office:value="3015917485.4200001" table:style-name="ce17">
            <text:p>3.015.917.485<text:s/></text:p>
          </table:table-cell>
          <table:table-cell office:value-type="float" office:value="65697896.359999999" table:style-name="ce17">
            <text:p>65.697.896<text:s/></text:p>
          </table:table-cell>
          <table:table-cell office:value-type="float" office:value="33208621.75" table:style-name="ce17">
            <text:p>33.208.622<text:s/></text:p>
          </table:table-cell>
          <table:table-cell office:value-type="float" office:value="12062292.93" table:style-name="ce17">
            <text:p>12.062.293<text:s/></text:p>
          </table:table-cell>
          <table:table-cell office:value-type="float" office:value="857867187.51999998" table:style-name="ce17">
            <text:p>857.867.188<text:s/></text:p>
          </table:table-cell>
          <table:table-cell office:value-type="float" office:value="573640011.10000002" table:style-name="ce17">
            <text:p>573.640.011<text:s/></text:p>
          </table:table-cell>
          <table:table-cell office:value-type="float" office:value="36094053.880000003" table:style-name="ce17">
            <text:p>36.094.054<text:s/></text:p>
          </table:table-cell>
          <table:table-cell office:value-type="float" office:value="6764835647.25" table:style-name="ce17">
            <text:p>6.764.835.647<text:s/></text:p>
          </table:table-cell>
          <table:table-cell office:value-type="float" office:value="24388844.510000002" table:style-name="ce17">
            <text:p>24.388.845<text:s/></text:p>
          </table:table-cell>
          <table:table-cell office:value-type="float" office:value="15745746883.959999" table:style-name="ce18">
            <text:p>15.745.746.8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42810.67" table:style-name="ce17">
            <text:p>42.811<text:s/></text:p>
          </table:table-cell>
          <table:table-cell office:value-type="float" office:value="122.26" table:style-name="ce17">
            <text:p>122<text:s/></text:p>
          </table:table-cell>
          <table:table-cell office:value-type="float" office:value="496225.43" table:style-name="ce17">
            <text:p>496.225<text:s/></text:p>
          </table:table-cell>
          <table:table-cell office:value-type="float" office:value="3465.87" table:style-name="ce17">
            <text:p>3.466<text:s/></text:p>
          </table:table-cell>
          <table:table-cell office:value-type="float" office:value="697205.46" table:style-name="ce17">
            <text:p>697.205<text:s/></text:p>
          </table:table-cell>
          <table:table-cell office:value-type="float" office:value="20262905.760000002" table:style-name="ce17">
            <text:p>20.262.906<text:s/></text:p>
          </table:table-cell>
          <table:table-cell office:value-type="float" office:value="223735333.74000001" table:style-name="ce17">
            <text:p>223.735.334<text:s/></text:p>
          </table:table-cell>
          <table:table-cell office:value-type="float" office:value="7402142.2300000004" table:style-name="ce17">
            <text:p>7.402.142<text:s/></text:p>
          </table:table-cell>
          <table:table-cell office:value-type="float" office:value="1737657.85" table:style-name="ce17">
            <text:p>1.737.658<text:s/></text:p>
          </table:table-cell>
          <table:table-cell office:value-type="float" office:value="38362.29" table:style-name="ce17">
            <text:p>38.362<text:s/></text:p>
          </table:table-cell>
          <table:table-cell office:value-type="float" office:value="19082419.98" table:style-name="ce17">
            <text:p>19.082.420<text:s/></text:p>
          </table:table-cell>
          <table:table-cell office:value-type="float" office:value="155255.91" table:style-name="ce17">
            <text:p>155.256<text:s/></text:p>
          </table:table-cell>
          <table:table-cell office:value-type="float" office:value="625732.68000000005" table:style-name="ce17">
            <text:p>625.733<text:s/></text:p>
          </table:table-cell>
          <table:table-cell office:value-type="float" office:value="13035127.529999999" table:style-name="ce17">
            <text:p>13.035.128<text:s/></text:p>
          </table:table-cell>
          <table:table-cell office:value-type="float" office:value="12877.79" table:style-name="ce17">
            <text:p>12.878<text:s/></text:p>
          </table:table-cell>
          <table:table-cell office:value-type="float" office:value="6844573.3399999999" table:style-name="ce17">
            <text:p>6.844.573<text:s/></text:p>
          </table:table-cell>
          <table:table-cell office:value-type="float" office:value="4117.58" table:style-name="ce17">
            <text:p>4.118<text:s/></text:p>
          </table:table-cell>
          <table:table-cell office:value-type="float" office:value="23184142.399999999" table:style-name="ce17">
            <text:p>23.184.142<text:s/></text:p>
          </table:table-cell>
          <table:table-cell office:value-type="float" office:value="161470246.11000001" table:style-name="ce17">
            <text:p>161.470.246<text:s/></text:p>
          </table:table-cell>
          <table:table-cell office:value-type="float" office:value="153874.01" table:style-name="ce17">
            <text:p>153.874<text:s/></text:p>
          </table:table-cell>
          <table:table-cell office:value-type="float" office:value="524944.75" table:style-name="ce17">
            <text:p>524.945<text:s/></text:p>
          </table:table-cell>
          <table:table-cell office:value-type="float" office:value="6188.45" table:style-name="ce17">
            <text:p>6.188<text:s/></text:p>
          </table:table-cell>
          <table:table-cell office:value-type="float" office:value="41829642.420000002" table:style-name="ce17">
            <text:p>41.829.642<text:s/></text:p>
          </table:table-cell>
          <table:table-cell office:value-type="float" office:value="1485311.75" table:style-name="ce17">
            <text:p>1.485.312<text:s/></text:p>
          </table:table-cell>
          <table:table-cell office:value-type="float" office:value="2974080.87" table:style-name="ce17">
            <text:p>2.974.081<text:s/></text:p>
          </table:table-cell>
          <table:table-cell office:value-type="float" office:value="522310742.06" table:style-name="ce17">
            <text:p>522.310.742<text:s/></text:p>
          </table:table-cell>
          <table:table-cell office:value-type="float" office:value="14578.29" table:style-name="ce17">
            <text:p>14.578<text:s/></text:p>
          </table:table-cell>
          <table:table-cell office:value-type="float" office:value="1048130087.4799999" table:style-name="ce18">
            <text:p>1.048.130.0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1864106.369999999" table:style-name="ce17">
            <text:p>11.864.106<text:s/></text:p>
          </table:table-cell>
          <table:table-cell office:value-type="float" office:value="36763594.839999996" table:style-name="ce17">
            <text:p>36.763.595<text:s/></text:p>
          </table:table-cell>
          <table:table-cell office:value-type="float" office:value="163563181.88000003" table:style-name="ce17">
            <text:p>163.563.182<text:s/></text:p>
          </table:table-cell>
          <table:table-cell office:value-type="float" office:value="10921738.23" table:style-name="ce17">
            <text:p>10.921.738<text:s/></text:p>
          </table:table-cell>
          <table:table-cell office:value-type="float" office:value="404552393.25000006" table:style-name="ce17">
            <text:p>404.552.393<text:s/></text:p>
          </table:table-cell>
          <table:table-cell office:value-type="float" office:value="215562108.42000002" table:style-name="ce17">
            <text:p>215.562.108<text:s/></text:p>
          </table:table-cell>
          <table:table-cell office:value-type="float" office:value="440863860.28999996" table:style-name="ce17">
            <text:p>440.863.860<text:s/></text:p>
          </table:table-cell>
          <table:table-cell office:value-type="float" office:value="205658083.92000002" table:style-name="ce17">
            <text:p>205.658.084<text:s/></text:p>
          </table:table-cell>
          <table:table-cell office:value-type="float" office:value="222254639.81" table:style-name="ce17">
            <text:p>222.254.640<text:s/></text:p>
          </table:table-cell>
          <table:table-cell office:value-type="float" office:value="63026632.740000002" table:style-name="ce17">
            <text:p>63.026.633<text:s/></text:p>
          </table:table-cell>
          <table:table-cell office:value-type="float" office:value="859775705.1099999" table:style-name="ce17">
            <text:p>859.775.705<text:s/></text:p>
          </table:table-cell>
          <table:table-cell office:value-type="float" office:value="88371000.230000004" table:style-name="ce17">
            <text:p>88.371.000<text:s/></text:p>
          </table:table-cell>
          <table:table-cell office:value-type="float" office:value="127476096.17" table:style-name="ce17">
            <text:p>127.476.096<text:s/></text:p>
          </table:table-cell>
          <table:table-cell office:value-type="float" office:value="118341236.69999999" table:style-name="ce17">
            <text:p>118.341.237<text:s/></text:p>
          </table:table-cell>
          <table:table-cell office:value-type="float" office:value="60700641.729999997" table:style-name="ce17">
            <text:p>60.700.642<text:s/></text:p>
          </table:table-cell>
          <table:table-cell office:value-type="float" office:value="234436577.17000002" table:style-name="ce17">
            <text:p>234.436.577<text:s/></text:p>
          </table:table-cell>
          <table:table-cell office:value-type="float" office:value="49645519.590000004" table:style-name="ce17">
            <text:p>49.645.520<text:s/></text:p>
          </table:table-cell>
          <table:table-cell office:value-type="float" office:value="730897248.01999998" table:style-name="ce17">
            <text:p>730.897.248<text:s/></text:p>
          </table:table-cell>
          <table:table-cell office:value-type="float" office:value="2854447239.3100004" table:style-name="ce17">
            <text:p>2.854.447.239<text:s/></text:p>
          </table:table-cell>
          <table:table-cell office:value-type="float" office:value="65544022.350000001" table:style-name="ce17">
            <text:p>65.544.022<text:s/></text:p>
          </table:table-cell>
          <table:table-cell office:value-type="float" office:value="32683677" table:style-name="ce17">
            <text:p>32.683.677<text:s/></text:p>
          </table:table-cell>
          <table:table-cell office:value-type="float" office:value="12056104.48" table:style-name="ce17">
            <text:p>12.056.104<text:s/></text:p>
          </table:table-cell>
          <table:table-cell office:value-type="float" office:value="816037545.0999999" table:style-name="ce17">
            <text:p>816.037.545<text:s/></text:p>
          </table:table-cell>
          <table:table-cell office:value-type="float" office:value="572154699.3499999" table:style-name="ce17">
            <text:p>572.154.699<text:s/></text:p>
          </table:table-cell>
          <table:table-cell office:value-type="float" office:value="33119973.009999994" table:style-name="ce17">
            <text:p>33.119.973<text:s/></text:p>
          </table:table-cell>
          <table:table-cell office:value-type="float" office:value="6242524905.1900005" table:style-name="ce17">
            <text:p>6.242.524.905<text:s/></text:p>
          </table:table-cell>
          <table:table-cell office:value-type="float" office:value="24374266.219999999" table:style-name="ce17">
            <text:p>24.374.266<text:s/></text:p>
          </table:table-cell>
          <table:table-cell office:value-type="float" office:value="14697616796.480001" table:style-name="ce18">
            <text:p>14.697.616.7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652039.5299999993" table:style-name="ce17">
            <text:p>8.652.040<text:s/></text:p>
          </table:table-cell>
          <table:table-cell office:value-type="float" office:value="30596899.420000002" table:style-name="ce17">
            <text:p>30.596.899<text:s/></text:p>
          </table:table-cell>
          <table:table-cell office:value-type="float" office:value="103127290.95999999" table:style-name="ce17">
            <text:p>103.127.291<text:s/></text:p>
          </table:table-cell>
          <table:table-cell office:value-type="float" office:value="4916284.0599999996" table:style-name="ce17">
            <text:p>4.916.284<text:s/></text:p>
          </table:table-cell>
          <table:table-cell office:value-type="float" office:value="197983812.58000001" table:style-name="ce17">
            <text:p>197.983.813<text:s/></text:p>
          </table:table-cell>
          <table:table-cell office:value-type="float" office:value="163899721.06" table:style-name="ce17">
            <text:p>163.899.721<text:s/></text:p>
          </table:table-cell>
          <table:table-cell office:value-type="float" office:value="3318555126.2000003" table:style-name="ce17">
            <text:p>3.318.555.126<text:s/></text:p>
          </table:table-cell>
          <table:table-cell office:value-type="float" office:value="103718908.73" table:style-name="ce17">
            <text:p>103.718.909<text:s/></text:p>
          </table:table-cell>
          <table:table-cell office:value-type="float" office:value="123889093.53" table:style-name="ce17">
            <text:p>123.889.094<text:s/></text:p>
          </table:table-cell>
          <table:table-cell office:value-type="float" office:value="37845626.640000001" table:style-name="ce17">
            <text:p>37.845.627<text:s/></text:p>
          </table:table-cell>
          <table:table-cell office:value-type="float" office:value="559140277.21000004" table:style-name="ce17">
            <text:p>559.140.277<text:s/></text:p>
          </table:table-cell>
          <table:table-cell office:value-type="float" office:value="51217889.649999999" table:style-name="ce17">
            <text:p>51.217.890<text:s/></text:p>
          </table:table-cell>
          <table:table-cell office:value-type="float" office:value="75353624.75" table:style-name="ce17">
            <text:p>75.353.625<text:s/></text:p>
          </table:table-cell>
          <table:table-cell office:value-type="float" office:value="77878590.959999993" table:style-name="ce17">
            <text:p>77.878.591<text:s/></text:p>
          </table:table-cell>
          <table:table-cell office:value-type="float" office:value="55977021.689999998" table:style-name="ce17">
            <text:p>55.977.022<text:s/></text:p>
          </table:table-cell>
          <table:table-cell office:value-type="float" office:value="165660244.87" table:style-name="ce17">
            <text:p>165.660.245<text:s/></text:p>
          </table:table-cell>
          <table:table-cell office:value-type="float" office:value="26022513.93" table:style-name="ce17">
            <text:p>26.022.514<text:s/></text:p>
          </table:table-cell>
          <table:table-cell office:value-type="float" office:value="414103839.72000003" table:style-name="ce17">
            <text:p>414.103.840<text:s/></text:p>
          </table:table-cell>
          <table:table-cell office:value-type="float" office:value="2836491770.0500002" table:style-name="ce17">
            <text:p>2.836.491.770<text:s/></text:p>
          </table:table-cell>
          <table:table-cell office:value-type="float" office:value="50372437.270000003" table:style-name="ce17">
            <text:p>50.372.437<text:s/></text:p>
          </table:table-cell>
          <table:table-cell office:value-type="float" office:value="19971924.370000001" table:style-name="ce17">
            <text:p>19.971.924<text:s/></text:p>
          </table:table-cell>
          <table:table-cell office:value-type="float" office:value="9655218.2699999996" table:style-name="ce17">
            <text:p>9.655.218<text:s/></text:p>
          </table:table-cell>
          <table:table-cell office:value-type="float" office:value="564563264.14999998" table:style-name="ce17">
            <text:p>564.563.264<text:s/></text:p>
          </table:table-cell>
          <table:table-cell office:value-type="float" office:value="251847177.37" table:style-name="ce17">
            <text:p>251.847.177<text:s/></text:p>
          </table:table-cell>
          <table:table-cell office:value-type="float" office:value="29385964.91" table:style-name="ce17">
            <text:p>29.385.965<text:s/></text:p>
          </table:table-cell>
          <table:table-cell office:value-type="float" office:value="6874251521.4499998" table:style-name="ce17">
            <text:p>6.874.251.521<text:s/></text:p>
          </table:table-cell>
          <table:table-cell office:value-type="float" office:value="13563066.039999999" table:style-name="ce17">
            <text:p>13.563.066<text:s/></text:p>
          </table:table-cell>
          <table:table-cell office:value-type="float" office:value="16168641149.370003" table:style-name="ce18">
            <text:p>16.168.641.1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758696.9100000001" table:style-name="ce17">
            <text:p>7.758.697<text:s/></text:p>
          </table:table-cell>
          <table:table-cell office:value-type="float" office:value="27256036.870000001" table:style-name="ce17">
            <text:p>27.256.037<text:s/></text:p>
          </table:table-cell>
          <table:table-cell office:value-type="float" office:value="74873978.790000007" table:style-name="ce17">
            <text:p>74.873.979<text:s/></text:p>
          </table:table-cell>
          <table:table-cell office:value-type="float" office:value="4156321.9" table:style-name="ce17">
            <text:p>4.156.322<text:s/></text:p>
          </table:table-cell>
          <table:table-cell office:value-type="float" office:value="147330009.94999999" table:style-name="ce17">
            <text:p>147.330.010<text:s/></text:p>
          </table:table-cell>
          <table:table-cell office:value-type="float" office:value="126108105.27" table:style-name="ce17">
            <text:p>126.108.105<text:s/></text:p>
          </table:table-cell>
          <table:table-cell office:value-type="float" office:value="2710291945.6999998" table:style-name="ce17">
            <text:p>2.710.291.946<text:s/></text:p>
          </table:table-cell>
          <table:table-cell office:value-type="float" office:value="74355419.579999998" table:style-name="ce17">
            <text:p>74.355.420<text:s/></text:p>
          </table:table-cell>
          <table:table-cell office:value-type="float" office:value="100758844.53" table:style-name="ce17">
            <text:p>100.758.845<text:s/></text:p>
          </table:table-cell>
          <table:table-cell office:value-type="float" office:value="33357506.800000001" table:style-name="ce17">
            <text:p>33.357.507<text:s/></text:p>
          </table:table-cell>
          <table:table-cell office:value-type="float" office:value="412298975.63999999" table:style-name="ce17">
            <text:p>412.298.976<text:s/></text:p>
          </table:table-cell>
          <table:table-cell office:value-type="float" office:value="39344142.159999996" table:style-name="ce17">
            <text:p>39.344.142<text:s/></text:p>
          </table:table-cell>
          <table:table-cell office:value-type="float" office:value="60612400.399999999" table:style-name="ce17">
            <text:p>60.612.400<text:s/></text:p>
          </table:table-cell>
          <table:table-cell office:value-type="float" office:value="66636311.329999998" table:style-name="ce17">
            <text:p>66.636.311<text:s/></text:p>
          </table:table-cell>
          <table:table-cell office:value-type="float" office:value="52033093.950000003" table:style-name="ce17">
            <text:p>52.033.094<text:s/></text:p>
          </table:table-cell>
          <table:table-cell office:value-type="float" office:value="129761193.04000001" table:style-name="ce17">
            <text:p>129.761.193<text:s/></text:p>
          </table:table-cell>
          <table:table-cell office:value-type="float" office:value="23108299.399999999" table:style-name="ce17">
            <text:p>23.108.299<text:s/></text:p>
          </table:table-cell>
          <table:table-cell office:value-type="float" office:value="280953171.87" table:style-name="ce17">
            <text:p>280.953.172<text:s/></text:p>
          </table:table-cell>
          <table:table-cell office:value-type="float" office:value="1028356390.14" table:style-name="ce17">
            <text:p>1.028.356.390<text:s/></text:p>
          </table:table-cell>
          <table:table-cell office:value-type="float" office:value="41785750.490000002" table:style-name="ce17">
            <text:p>41.785.750<text:s/></text:p>
          </table:table-cell>
          <table:table-cell office:value-type="float" office:value="17741165.48" table:style-name="ce17">
            <text:p>17.741.165<text:s/></text:p>
          </table:table-cell>
          <table:table-cell office:value-type="float" office:value="9216862.9900000002" table:style-name="ce17">
            <text:p>9.216.863<text:s/></text:p>
          </table:table-cell>
          <table:table-cell office:value-type="float" office:value="375952148.33999997" table:style-name="ce17">
            <text:p>375.952.148<text:s/></text:p>
          </table:table-cell>
          <table:table-cell office:value-type="float" office:value="183281229.11000001" table:style-name="ce17">
            <text:p>183.281.229<text:s/></text:p>
          </table:table-cell>
          <table:table-cell office:value-type="float" office:value="24540371.489999998" table:style-name="ce17">
            <text:p>24.540.371<text:s/></text:p>
          </table:table-cell>
          <table:table-cell office:value-type="float" office:value="2949431933.71" table:style-name="ce17">
            <text:p>2.949.431.934<text:s/></text:p>
          </table:table-cell>
          <table:table-cell office:value-type="float" office:value="11681615.02" table:style-name="ce17">
            <text:p>11.681.615<text:s/></text:p>
          </table:table-cell>
          <table:table-cell office:value-type="float" office:value="9012981920.8600006" table:style-name="ce18">
            <text:p>9.012.981.9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343673.66" table:style-name="ce17">
            <text:p>343.674<text:s/></text:p>
          </table:table-cell>
          <table:table-cell office:value-type="float" office:value="1486948.35" table:style-name="ce17">
            <text:p>1.486.948<text:s/></text:p>
          </table:table-cell>
          <table:table-cell office:value-type="float" office:value="3478905.55" table:style-name="ce17">
            <text:p>3.478.906<text:s/></text:p>
          </table:table-cell>
          <table:table-cell office:value-type="float" office:value="81387.06" table:style-name="ce17">
            <text:p>81.387<text:s/></text:p>
          </table:table-cell>
          <table:table-cell office:value-type="float" office:value="29511130.829999998" table:style-name="ce17">
            <text:p>29.511.131<text:s/></text:p>
          </table:table-cell>
          <table:table-cell office:value-type="float" office:value="12287383.220000001" table:style-name="ce17">
            <text:p>12.287.383<text:s/></text:p>
          </table:table-cell>
          <table:table-cell office:value-type="float" office:value="309643838.05000001" table:style-name="ce17">
            <text:p>309.643.838<text:s/></text:p>
          </table:table-cell>
          <table:table-cell office:value-type="float" office:value="11959790.65" table:style-name="ce17">
            <text:p>11.959.791<text:s/></text:p>
          </table:table-cell>
          <table:table-cell office:value-type="float" office:value="8421325.8100000005" table:style-name="ce17">
            <text:p>8.421.326<text:s/></text:p>
          </table:table-cell>
          <table:table-cell office:value-type="float" office:value="1380212.37" table:style-name="ce17">
            <text:p>1.380.212<text:s/></text:p>
          </table:table-cell>
          <table:table-cell office:value-type="float" office:value="65030681.340000004" table:style-name="ce17">
            <text:p>65.030.681<text:s/></text:p>
          </table:table-cell>
          <table:table-cell office:value-type="float" office:value="8121730.9699999997" table:style-name="ce17">
            <text:p>8.121.731<text:s/></text:p>
          </table:table-cell>
          <table:table-cell office:value-type="float" office:value="5901805.0999999996" table:style-name="ce17">
            <text:p>5.901.805<text:s/></text:p>
          </table:table-cell>
          <table:table-cell office:value-type="float" office:value="4496036.5" table:style-name="ce17">
            <text:p>4.496.037<text:s/></text:p>
          </table:table-cell>
          <table:table-cell office:value-type="float" office:value="2100992.0699999998" table:style-name="ce17">
            <text:p>2.100.992<text:s/></text:p>
          </table:table-cell>
          <table:table-cell office:value-type="float" office:value="22053389.280000001" table:style-name="ce17">
            <text:p>22.053.389<text:s/></text:p>
          </table:table-cell>
          <table:table-cell office:value-type="float" office:value="1126263.45" table:style-name="ce17">
            <text:p>1.126.263<text:s/></text:p>
          </table:table-cell>
          <table:table-cell office:value-type="float" office:value="58780713.460000001" table:style-name="ce17">
            <text:p>58.780.713<text:s/></text:p>
          </table:table-cell>
          <table:table-cell office:value-type="float" office:value="512630765.24000001" table:style-name="ce17">
            <text:p>512.630.765<text:s/></text:p>
          </table:table-cell>
          <table:table-cell office:value-type="float" office:value="6443461" table:style-name="ce17">
            <text:p>6.443.461<text:s/></text:p>
          </table:table-cell>
          <table:table-cell office:value-type="float" office:value="1402510.93" table:style-name="ce17">
            <text:p>1.402.511<text:s/></text:p>
          </table:table-cell>
          <table:table-cell office:value-type="float" office:value="95487.65" table:style-name="ce17">
            <text:p>95.488<text:s/></text:p>
          </table:table-cell>
          <table:table-cell office:value-type="float" office:value="107183856.51000001" table:style-name="ce17">
            <text:p>107.183.857<text:s/></text:p>
          </table:table-cell>
          <table:table-cell office:value-type="float" office:value="40244744.43" table:style-name="ce17">
            <text:p>40.244.744<text:s/></text:p>
          </table:table-cell>
          <table:table-cell office:value-type="float" office:value="2074413.82" table:style-name="ce17">
            <text:p>2.074.414<text:s/></text:p>
          </table:table-cell>
          <table:table-cell office:value-type="float" office:value="1952226789.4100001" table:style-name="ce17">
            <text:p>1.952.226.789<text:s/></text:p>
          </table:table-cell>
          <table:table-cell office:value-type="float" office:value="630632.56000000006" table:style-name="ce17">
            <text:p>630.633<text:s/></text:p>
          </table:table-cell>
          <table:table-cell office:value-type="float" office:value="3169138869.27" table:style-name="ce18">
            <text:p>3.169.138.86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57.75" table:style-name="ce17">
            <text:p>58<text:s/></text:p>
          </table:table-cell>
          <table:table-cell office:value-type="float" office:value="253939.02" table:style-name="ce17">
            <text:p>253.939<text:s/></text:p>
          </table:table-cell>
          <table:table-cell office:value-type="float" office:value="20061186.010000002" table:style-name="ce17">
            <text:p>20.061.186<text:s/></text:p>
          </table:table-cell>
          <table:table-cell office:value-type="float" office:value="158574.53" table:style-name="ce17">
            <text:p>158.575<text:s/></text:p>
          </table:table-cell>
          <table:table-cell office:value-type="float" office:value="7069814.6299999999" table:style-name="ce17">
            <text:p>7.069.815<text:s/></text:p>
          </table:table-cell>
          <table:table-cell office:value-type="float" office:value="14846888.25" table:style-name="ce17">
            <text:p>14.846.888<text:s/></text:p>
          </table:table-cell>
          <table:table-cell office:value-type="float" office:value="103199125.09999999" table:style-name="ce17">
            <text:p>103.199.125<text:s/></text:p>
          </table:table-cell>
          <table:table-cell office:value-type="float" office:value="10589306.35" table:style-name="ce17">
            <text:p>10.589.306<text:s/></text:p>
          </table:table-cell>
          <table:table-cell office:value-type="float" office:value="7899870.8600000003" table:style-name="ce17">
            <text:p>7.899.871<text:s/></text:p>
          </table:table-cell>
          <table:table-cell office:value-type="float" office:value="648296.49" table:style-name="ce17">
            <text:p>648.296<text:s/></text:p>
          </table:table-cell>
          <table:table-cell office:value-type="float" office:value="44882481.140000001" table:style-name="ce17">
            <text:p>44.882.481<text:s/></text:p>
          </table:table-cell>
          <table:table-cell office:value-type="float" office:value="1016068.18" table:style-name="ce17">
            <text:p>1.016.068<text:s/></text:p>
          </table:table-cell>
          <table:table-cell office:value-type="float" office:value="5304460.5" table:style-name="ce17">
            <text:p>5.304.461<text:s/></text:p>
          </table:table-cell>
          <table:table-cell office:value-type="float" office:value="3219437.53" table:style-name="ce17">
            <text:p>3.219.438<text:s/></text:p>
          </table:table-cell>
          <table:table-cell office:value-type="float" office:value="406549.42" table:style-name="ce17">
            <text:p>406.549<text:s/></text:p>
          </table:table-cell>
          <table:table-cell office:value-type="float" office:value="5590973.9500000002" table:style-name="ce17">
            <text:p>5.590.974<text:s/></text:p>
          </table:table-cell>
          <table:table-cell office:value-type="float" office:value="79398.87" table:style-name="ce17">
            <text:p>79.399<text:s/></text:p>
          </table:table-cell>
          <table:table-cell office:value-type="float" office:value="49939894.520000003" table:style-name="ce17">
            <text:p>49.939.895<text:s/></text:p>
          </table:table-cell>
          <table:table-cell office:value-type="float" office:value="1180170158.5" table:style-name="ce17">
            <text:p>1.180.170.159<text:s/></text:p>
          </table:table-cell>
          <table:table-cell office:value-type="float" office:value="324948.34000000003" table:style-name="ce17">
            <text:p>324.948<text:s/></text:p>
          </table:table-cell>
          <table:table-cell office:value-type="float" office:value="145524.25" table:style-name="ce17">
            <text:p>145.524<text:s/></text:p>
          </table:table-cell>
          <table:table-cell office:value-type="float" office:value="6421.52" table:style-name="ce17">
            <text:p>6.422<text:s/></text:p>
          </table:table-cell>
          <table:table-cell office:value-type="float" office:value="35538472.609999999" table:style-name="ce17">
            <text:p>35.538.473<text:s/></text:p>
          </table:table-cell>
          <table:table-cell office:value-type="float" office:value="12330177.48" table:style-name="ce17">
            <text:p>12.330.177<text:s/></text:p>
          </table:table-cell>
          <table:table-cell office:value-type="float" office:value="865957.94" table:style-name="ce17">
            <text:p>865.958<text:s/></text:p>
          </table:table-cell>
          <table:table-cell office:value-type="float" office:value="1481706059.46" table:style-name="ce17">
            <text:p>1.481.706.059<text:s/></text:p>
          </table:table-cell>
          <table:table-cell office:value-type="float" office:value="351738.52" table:style-name="ce17">
            <text:p>351.739<text:s/></text:p>
          </table:table-cell>
          <table:table-cell office:value-type="float" office:value="2986605781.7199998" table:style-name="ce18">
            <text:p>2.986.605.7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49611.21" table:style-name="ce17">
            <text:p>549.611<text:s/></text:p>
          </table:table-cell>
          <table:table-cell office:value-type="float" office:value="1599975.1800000002" table:style-name="ce17">
            <text:p>1.599.975<text:s/></text:p>
          </table:table-cell>
          <table:table-cell office:value-type="float" office:value="4713220.6100000003" table:style-name="ce17">
            <text:p>4.713.221<text:s/></text:p>
          </table:table-cell>
          <table:table-cell office:value-type="float" office:value="520000.57" table:style-name="ce17">
            <text:p>520.001<text:s/></text:p>
          </table:table-cell>
          <table:table-cell office:value-type="float" office:value="14072857.170000002" table:style-name="ce17">
            <text:p>14.072.857<text:s/></text:p>
          </table:table-cell>
          <table:table-cell office:value-type="float" office:value="10657344.32" table:style-name="ce17">
            <text:p>10.657.344<text:s/></text:p>
          </table:table-cell>
          <table:table-cell office:value-type="float" office:value="195420217.34999999" table:style-name="ce17">
            <text:p>195.420.217<text:s/></text:p>
          </table:table-cell>
          <table:table-cell office:value-type="float" office:value="6814392.1500000004" table:style-name="ce17">
            <text:p>6.814.392<text:s/></text:p>
          </table:table-cell>
          <table:table-cell office:value-type="float" office:value="6809052.3300000001" table:style-name="ce17">
            <text:p>6.809.052<text:s/></text:p>
          </table:table-cell>
          <table:table-cell office:value-type="float" office:value="2459610.9799999995" table:style-name="ce17">
            <text:p>2.459.611<text:s/></text:p>
          </table:table-cell>
          <table:table-cell office:value-type="float" office:value="36928139.089999996" table:style-name="ce17">
            <text:p>36.928.139<text:s/></text:p>
          </table:table-cell>
          <table:table-cell office:value-type="float" office:value="2735948.3400000003" table:style-name="ce17">
            <text:p>2.735.948<text:s/></text:p>
          </table:table-cell>
          <table:table-cell office:value-type="float" office:value="3534958.75" table:style-name="ce17">
            <text:p>3.534.959<text:s/></text:p>
          </table:table-cell>
          <table:table-cell office:value-type="float" office:value="3526805.6" table:style-name="ce17">
            <text:p>3.526.806<text:s/></text:p>
          </table:table-cell>
          <table:table-cell office:value-type="float" office:value="1436386.2500000002" table:style-name="ce17">
            <text:p>1.436.386<text:s/></text:p>
          </table:table-cell>
          <table:table-cell office:value-type="float" office:value="8254688.5999999996" table:style-name="ce17">
            <text:p>8.254.689<text:s/></text:p>
          </table:table-cell>
          <table:table-cell office:value-type="float" office:value="1708552.21" table:style-name="ce17">
            <text:p>1.708.552<text:s/></text:p>
          </table:table-cell>
          <table:table-cell office:value-type="float" office:value="24430059.870000001" table:style-name="ce17">
            <text:p>24.430.060<text:s/></text:p>
          </table:table-cell>
          <table:table-cell office:value-type="float" office:value="115334456.16999999" table:style-name="ce17">
            <text:p>115.334.456<text:s/></text:p>
          </table:table-cell>
          <table:table-cell office:value-type="float" office:value="1818277.44" table:style-name="ce17">
            <text:p>1.818.277<text:s/></text:p>
          </table:table-cell>
          <table:table-cell office:value-type="float" office:value="682723.71" table:style-name="ce17">
            <text:p>682.724<text:s/></text:p>
          </table:table-cell>
          <table:table-cell office:value-type="float" office:value="336446.11" table:style-name="ce17">
            <text:p>336.446<text:s/></text:p>
          </table:table-cell>
          <table:table-cell office:value-type="float" office:value="45888786.689999998" table:style-name="ce17">
            <text:p>45.888.787<text:s/></text:p>
          </table:table-cell>
          <table:table-cell office:value-type="float" office:value="15991026.35" table:style-name="ce17">
            <text:p>15.991.026<text:s/></text:p>
          </table:table-cell>
          <table:table-cell office:value-type="float" office:value="1905221.66" table:style-name="ce17">
            <text:p>1.905.222<text:s/></text:p>
          </table:table-cell>
          <table:table-cell office:value-type="float" office:value="490886738.87" table:style-name="ce17">
            <text:p>490.886.739<text:s/></text:p>
          </table:table-cell>
          <table:table-cell office:value-type="float" office:value="899079.94" table:style-name="ce17">
            <text:p>899.080<text:s/></text:p>
          </table:table-cell>
          <table:table-cell office:value-type="float" office:value="999914577.5200001" table:style-name="ce18">
            <text:p>999.914.5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484369.41" table:style-name="ce17">
            <text:p>484.369<text:s/></text:p>
          </table:table-cell>
          <table:table-cell office:value-type="float" office:value="773613.62" table:style-name="ce17">
            <text:p>773.614<text:s/></text:p>
          </table:table-cell>
          <table:table-cell office:value-type="float" office:value="4906710.18" table:style-name="ce17">
            <text:p>4.906.710<text:s/></text:p>
          </table:table-cell>
          <table:table-cell office:value-type="float" office:value="57572.33" table:style-name="ce17">
            <text:p>57.572<text:s/></text:p>
          </table:table-cell>
          <table:table-cell office:value-type="float" office:value="5071688.13" table:style-name="ce17">
            <text:p>5.071.688<text:s/></text:p>
          </table:table-cell>
          <table:table-cell office:value-type="float" office:value="3559896.51" table:style-name="ce17">
            <text:p>3.559.897<text:s/></text:p>
          </table:table-cell>
          <table:table-cell office:value-type="float" office:value="481750825.79000002" table:style-name="ce17">
            <text:p>481.750.826<text:s/></text:p>
          </table:table-cell>
          <table:table-cell office:value-type="float" office:value="13882774.619999999" table:style-name="ce17">
            <text:p>13.882.775<text:s/></text:p>
          </table:table-cell>
          <table:table-cell office:value-type="float" office:value="9933059.0199999996" table:style-name="ce17">
            <text:p>9.933.059<text:s/></text:p>
          </table:table-cell>
          <table:table-cell office:value-type="float" office:value="352527.43" table:style-name="ce17">
            <text:p>352.527<text:s/></text:p>
          </table:table-cell>
          <table:table-cell office:value-type="float" office:value="74702834.019999996" table:style-name="ce17">
            <text:p>74.702.834<text:s/></text:p>
          </table:table-cell>
          <table:table-cell office:value-type="float" office:value="5581039.7400000002" table:style-name="ce17">
            <text:p>5.581.040<text:s/></text:p>
          </table:table-cell>
          <table:table-cell office:value-type="float" office:value="12943580.380000001" table:style-name="ce17">
            <text:p>12.943.580<text:s/></text:p>
          </table:table-cell>
          <table:table-cell office:value-type="float" office:value="13784847.689999999" table:style-name="ce17">
            <text:p>13.784.848<text:s/></text:p>
          </table:table-cell>
          <table:table-cell office:value-type="float" office:value="1633622.56" table:style-name="ce17">
            <text:p>1.633.623<text:s/></text:p>
          </table:table-cell>
          <table:table-cell office:value-type="float" office:value="11200823.92" table:style-name="ce17">
            <text:p>11.200.824<text:s/></text:p>
          </table:table-cell>
          <table:table-cell office:value-type="float" office:value="811155.83" table:style-name="ce17">
            <text:p>811.156<text:s/></text:p>
          </table:table-cell>
          <table:table-cell office:value-type="float" office:value="59068322.539999999" table:style-name="ce17">
            <text:p>59.068.323<text:s/></text:p>
          </table:table-cell>
          <table:table-cell office:value-type="float" office:value="105360017.59" table:style-name="ce17">
            <text:p>105.360.018<text:s/></text:p>
          </table:table-cell>
          <table:table-cell office:value-type="float" office:value="1149943.3600000001" table:style-name="ce17">
            <text:p>1.149.943<text:s/></text:p>
          </table:table-cell>
          <table:table-cell office:value-type="float" office:value="6440792.8099999996" table:style-name="ce17">
            <text:p>6.440.793<text:s/></text:p>
          </table:table-cell>
          <table:table-cell office:value-type="float" office:value="240526.89" table:style-name="ce17">
            <text:p>240.527<text:s/></text:p>
          </table:table-cell>
          <table:table-cell office:value-type="float" office:value="101863317.40000001" table:style-name="ce17">
            <text:p>101.863.317<text:s/></text:p>
          </table:table-cell>
          <table:table-cell office:value-type="float" office:value="25530016.579999998" table:style-name="ce17">
            <text:p>25.530.017<text:s/></text:p>
          </table:table-cell>
          <table:table-cell office:value-type="float" office:value="3521273.87" table:style-name="ce17">
            <text:p>3.521.274<text:s/></text:p>
          </table:table-cell>
          <table:table-cell office:value-type="float" office:value="2057731031.76" table:style-name="ce17">
            <text:p>2.057.731.032<text:s/></text:p>
          </table:table-cell>
          <table:table-cell office:value-type="float" office:value="176242.32" table:style-name="ce17">
            <text:p>176.242<text:s/></text:p>
          </table:table-cell>
          <table:table-cell office:value-type="float" office:value="3002512426.3000002" table:style-name="ce18">
            <text:p>3.002.512.4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9005.74" table:style-name="ce17">
            <text:p>29.006<text:s/></text:p>
          </table:table-cell>
          <table:table-cell office:value-type="float" office:value="74549.88" table:style-name="ce17">
            <text:p>74.550<text:s/></text:p>
          </table:table-cell>
          <table:table-cell office:value-type="float" office:value="53945.43" table:style-name="ce17">
            <text:p>53.945<text:s/></text:p>
          </table:table-cell>
          <table:table-cell office:value-type="float" office:value="20546.18" table:style-name="ce17">
            <text:p>20.546<text:s/></text:p>
          </table:table-cell>
          <table:table-cell office:value-type="float" office:value="956878.6" table:style-name="ce17">
            <text:p>956.879<text:s/></text:p>
          </table:table-cell>
          <table:table-cell office:value-type="float" office:value="107007.02" table:style-name="ce17">
            <text:p>107.007<text:s/></text:p>
          </table:table-cell>
          <table:table-cell office:value-type="float" office:value="69308.84" table:style-name="ce17">
            <text:p>69.309<text:s/></text:p>
          </table:table-cell>
          <table:table-cell office:value-type="float" office:value="75499.25" table:style-name="ce17">
            <text:p>75.499<text:s/></text:p>
          </table:table-cell>
          <table:table-cell office:value-type="float" office:value="1175928.5900000001" table:style-name="ce17">
            <text:p>1.175.929<text:s/></text:p>
          </table:table-cell>
          <table:table-cell office:value-type="float" office:value="218505.35" table:style-name="ce17">
            <text:p>218.505<text:s/></text:p>
          </table:table-cell>
          <table:table-cell office:value-type="float" office:value="1453506.49" table:style-name="ce17">
            <text:p>1.453.506<text:s/></text:p>
          </table:table-cell>
          <table:table-cell office:value-type="float" office:value="1729031.92" table:style-name="ce17">
            <text:p>1.729.032<text:s/></text:p>
          </table:table-cell>
          <table:table-cell office:value-type="float" office:value="3053011.54" table:style-name="ce17">
            <text:p>3.053.012<text:s/></text:p>
          </table:table-cell>
          <table:table-cell office:value-type="float" office:value="761743.64" table:style-name="ce17">
            <text:p>761.744<text:s/></text:p>
          </table:table-cell>
          <table:table-cell office:value-type="float" office:value="68959.570000000007" table:style-name="ce17">
            <text:p>68.960<text:s/></text:p>
          </table:table-cell>
          <table:table-cell office:value-type="float" office:value="289687.03999999998" table:style-name="ce17">
            <text:p>289.687<text:s/></text:p>
          </table:table-cell>
          <table:table-cell office:value-type="float" office:value="562767.42000000004" table:style-name="ce17">
            <text:p>562.767<text:s/></text:p>
          </table:table-cell>
          <table:table-cell office:value-type="float" office:value="1379494.08" table:style-name="ce17">
            <text:p>1.379.494<text:s/></text:p>
          </table:table-cell>
          <table:table-cell office:value-type="float" office:value="334752.73" table:style-name="ce17">
            <text:p>334.753<text:s/></text:p>
          </table:table-cell>
          <table:table-cell office:value-type="float" office:value="50372.51" table:style-name="ce17">
            <text:p>50.373<text:s/></text:p>
          </table:table-cell>
          <table:table-cell office:value-type="float" office:value="108653.32" table:style-name="ce17">
            <text:p>108.653<text:s/></text:p>
          </table:table-cell>
          <table:table-cell office:value-type="float" office:value="55588.77" table:style-name="ce17">
            <text:p>55.589<text:s/></text:p>
          </table:table-cell>
          <table:table-cell office:value-type="float" office:value="1514878.93" table:style-name="ce17">
            <text:p>1.514.879<text:s/></text:p>
          </table:table-cell>
          <table:table-cell office:value-type="float" office:value="572671.62" table:style-name="ce17">
            <text:p>572.672<text:s/></text:p>
          </table:table-cell>
          <table:table-cell office:value-type="float" office:value="46346.45" table:style-name="ce17">
            <text:p>46.346<text:s/></text:p>
          </table:table-cell>
          <table:table-cell office:value-type="float" office:value="2272766.86" table:style-name="ce17">
            <text:p>2.272.767<text:s/></text:p>
          </table:table-cell>
          <table:table-cell office:value-type="float" office:value="246238.22" table:style-name="ce17">
            <text:p>246.238<text:s/></text:p>
          </table:table-cell>
          <table:table-cell office:value-type="float" office:value="17281645.989999998" table:style-name="ce18">
            <text:p>17.281.6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754703.26" table:style-name="ce17">
            <text:p>10.754.703<text:s/></text:p>
          </table:table-cell>
          <table:table-cell office:value-type="float" office:value="52255661.93" table:style-name="ce17">
            <text:p>52.255.662<text:s/></text:p>
          </table:table-cell>
          <table:table-cell office:value-type="float" office:value="286966821.02999997" table:style-name="ce17">
            <text:p>286.966.821<text:s/></text:p>
          </table:table-cell>
          <table:table-cell office:value-type="float" office:value="6787972.7800000003" table:style-name="ce17">
            <text:p>6.787.973<text:s/></text:p>
          </table:table-cell>
          <table:table-cell office:value-type="float" office:value="486269119.5" table:style-name="ce17">
            <text:p>486.269.120<text:s/></text:p>
          </table:table-cell>
          <table:table-cell office:value-type="float" office:value="260665109.56" table:style-name="ce17">
            <text:p>260.665.110<text:s/></text:p>
          </table:table-cell>
          <table:table-cell office:value-type="float" office:value="881920716.28999996" table:style-name="ce17">
            <text:p>881.920.716<text:s/></text:p>
          </table:table-cell>
          <table:table-cell office:value-type="float" office:value="324800981.82999998" table:style-name="ce17">
            <text:p>324.800.982<text:s/></text:p>
          </table:table-cell>
          <table:table-cell office:value-type="float" office:value="232467477.56" table:style-name="ce17">
            <text:p>232.467.478<text:s/></text:p>
          </table:table-cell>
          <table:table-cell office:value-type="float" office:value="128617450.01000001" table:style-name="ce17">
            <text:p>128.617.450<text:s/></text:p>
          </table:table-cell>
          <table:table-cell office:value-type="float" office:value="879681774.37" table:style-name="ce17">
            <text:p>879.681.774<text:s/></text:p>
          </table:table-cell>
          <table:table-cell office:value-type="float" office:value="80646638.409999996" table:style-name="ce17">
            <text:p>80.646.638<text:s/></text:p>
          </table:table-cell>
          <table:table-cell office:value-type="float" office:value="127050144" table:style-name="ce17">
            <text:p>127.050.144<text:s/></text:p>
          </table:table-cell>
          <table:table-cell office:value-type="float" office:value="142293145.65000001" table:style-name="ce17">
            <text:p>142.293.146<text:s/></text:p>
          </table:table-cell>
          <table:table-cell office:value-type="float" office:value="65943822.920000002" table:style-name="ce17">
            <text:p>65.943.823<text:s/></text:p>
          </table:table-cell>
          <table:table-cell office:value-type="float" office:value="427003262.51999998" table:style-name="ce17">
            <text:p>427.003.263<text:s/></text:p>
          </table:table-cell>
          <table:table-cell office:value-type="float" office:value="54230290.549999997" table:style-name="ce17">
            <text:p>54.230.291<text:s/></text:p>
          </table:table-cell>
          <table:table-cell office:value-type="float" office:value="1040935856.66" table:style-name="ce17">
            <text:p>1.040.935.857<text:s/></text:p>
          </table:table-cell>
          <table:table-cell office:value-type="float" office:value="4641224606.5299997" table:style-name="ce17">
            <text:p>4.641.224.607<text:s/></text:p>
          </table:table-cell>
          <table:table-cell office:value-type="float" office:value="65579434.310000002" table:style-name="ce17">
            <text:p>65.579.434<text:s/></text:p>
          </table:table-cell>
          <table:table-cell office:value-type="float" office:value="34017048.520000003" table:style-name="ce17">
            <text:p>34.017.049<text:s/></text:p>
          </table:table-cell>
          <table:table-cell office:value-type="float" office:value="9626394.7100000009" table:style-name="ce17">
            <text:p>9.626.395<text:s/></text:p>
          </table:table-cell>
          <table:table-cell office:value-type="float" office:value="1013782580.21" table:style-name="ce17">
            <text:p>1.013.782.580<text:s/></text:p>
          </table:table-cell>
          <table:table-cell office:value-type="float" office:value="985662467.97000003" table:style-name="ce17">
            <text:p>985.662.468<text:s/></text:p>
          </table:table-cell>
          <table:table-cell office:value-type="float" office:value="43862503.229999997" table:style-name="ce17">
            <text:p>43.862.503<text:s/></text:p>
          </table:table-cell>
          <table:table-cell office:value-type="float" office:value="7767270721.29" table:style-name="ce17">
            <text:p>7.767.270.721<text:s/></text:p>
          </table:table-cell>
          <table:table-cell office:value-type="float" office:value="27436334.300000001" table:style-name="ce17">
            <text:p>27.436.334<text:s/></text:p>
          </table:table-cell>
          <table:table-cell office:value-type="float" office:value="20077753039.899998" table:style-name="ce18">
            <text:p>20.077.753.0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811.89" table:style-name="ce17">
            <text:p>7.812<text:s/></text:p>
          </table:table-cell>
          <table:table-cell office:value-type="float" office:value="60703.16" table:style-name="ce17">
            <text:p>60.703<text:s/></text:p>
          </table:table-cell>
          <table:table-cell office:value-type="float" office:value="171021.95" table:style-name="ce17">
            <text:p>171.022<text:s/></text:p>
          </table:table-cell>
          <table:table-cell office:value-type="float" office:value="23947.7" table:style-name="ce17">
            <text:p>23.948<text:s/></text:p>
          </table:table-cell>
          <table:table-cell office:value-type="float" office:value="1199569.45" table:style-name="ce17">
            <text:p>1.199.569<text:s/></text:p>
          </table:table-cell>
          <table:table-cell office:value-type="float" office:value="20402477.93" table:style-name="ce17">
            <text:p>20.402.478<text:s/></text:p>
          </table:table-cell>
          <table:table-cell office:value-type="float" office:value="474510582.81" table:style-name="ce17">
            <text:p>474.510.583<text:s/></text:p>
          </table:table-cell>
          <table:table-cell office:value-type="float" office:value="7274088.0300000003" table:style-name="ce17">
            <text:p>7.274.088<text:s/></text:p>
          </table:table-cell>
          <table:table-cell office:value-type="float" office:value="287936.11" table:style-name="ce17">
            <text:p>287.936<text:s/></text:p>
          </table:table-cell>
          <table:table-cell office:value-type="float" office:value="27863.040000000001" table:style-name="ce17">
            <text:p>27.863<text:s/></text:p>
          </table:table-cell>
          <table:table-cell office:value-type="float" office:value="32329098.399999999" table:style-name="ce17">
            <text:p>32.329.098<text:s/></text:p>
          </table:table-cell>
          <table:table-cell office:value-type="float" office:value="13723.77" table:style-name="ce17">
            <text:p>13.724<text:s/></text:p>
          </table:table-cell>
          <table:table-cell office:value-type="float" office:value="125718.36" table:style-name="ce17">
            <text:p>125.718<text:s/></text:p>
          </table:table-cell>
          <table:table-cell office:value-type="float" office:value="9775502.5099999998" table:style-name="ce17">
            <text:p>9.775.503<text:s/></text:p>
          </table:table-cell>
          <table:table-cell office:value-type="float" office:value="32730.75" table:style-name="ce17">
            <text:p>32.731<text:s/></text:p>
          </table:table-cell>
          <table:table-cell office:value-type="float" office:value="7669079.0599999996" table:style-name="ce17">
            <text:p>7.669.079<text:s/></text:p>
          </table:table-cell>
          <table:table-cell office:value-type="float" office:value="29644.81" table:style-name="ce17">
            <text:p>29.645<text:s/></text:p>
          </table:table-cell>
          <table:table-cell office:value-type="float" office:value="10503429.199999999" table:style-name="ce17">
            <text:p>10.503.429<text:s/></text:p>
          </table:table-cell>
          <table:table-cell office:value-type="float" office:value="185629631.94999999" table:style-name="ce17">
            <text:p>185.629.632<text:s/></text:p>
          </table:table-cell>
          <table:table-cell office:value-type="float" office:value="173958.11" table:style-name="ce17">
            <text:p>173.958<text:s/></text:p>
          </table:table-cell>
          <table:table-cell office:value-type="float" office:value="122125.52" table:style-name="ce17">
            <text:p>122.126<text:s/></text:p>
          </table:table-cell>
          <table:table-cell office:value-type="float" office:value="3126.28" table:style-name="ce17">
            <text:p>3.126<text:s/></text:p>
          </table:table-cell>
          <table:table-cell office:value-type="float" office:value="44425764.530000001" table:style-name="ce17">
            <text:p>44.425.765<text:s/></text:p>
          </table:table-cell>
          <table:table-cell office:value-type="float" office:value="1135791" table:style-name="ce17">
            <text:p>1.135.791<text:s/></text:p>
          </table:table-cell>
          <table:table-cell office:value-type="float" office:value="1736239.22" table:style-name="ce17">
            <text:p>1.736.239<text:s/></text:p>
          </table:table-cell>
          <table:table-cell office:value-type="float" office:value="731481988.73000002" table:style-name="ce17">
            <text:p>731.481.989<text:s/></text:p>
          </table:table-cell>
          <table:table-cell office:value-type="float" office:value="20053.5" table:style-name="ce17">
            <text:p>20.054<text:s/></text:p>
          </table:table-cell>
          <table:table-cell office:value-type="float" office:value="1529173607.77" table:style-name="ce18">
            <text:p>1.529.173.6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746891.369999999" table:style-name="ce17">
            <text:p>10.746.891<text:s/></text:p>
          </table:table-cell>
          <table:table-cell office:value-type="float" office:value="52194958.769999996" table:style-name="ce17">
            <text:p>52.194.959<text:s/></text:p>
          </table:table-cell>
          <table:table-cell office:value-type="float" office:value="286795799.07999998" table:style-name="ce17">
            <text:p>286.795.799<text:s/></text:p>
          </table:table-cell>
          <table:table-cell office:value-type="float" office:value="6764025.0799999991" table:style-name="ce17">
            <text:p>6.764.025<text:s/></text:p>
          </table:table-cell>
          <table:table-cell office:value-type="float" office:value="485069550.05000007" table:style-name="ce17">
            <text:p>485.069.550<text:s/></text:p>
          </table:table-cell>
          <table:table-cell office:value-type="float" office:value="240262631.63" table:style-name="ce17">
            <text:p>240.262.632<text:s/></text:p>
          </table:table-cell>
          <table:table-cell office:value-type="float" office:value="407410133.48000002" table:style-name="ce17">
            <text:p>407.410.133<text:s/></text:p>
          </table:table-cell>
          <table:table-cell office:value-type="float" office:value="317526893.80000001" table:style-name="ce17">
            <text:p>317.526.894<text:s/></text:p>
          </table:table-cell>
          <table:table-cell office:value-type="float" office:value="232179541.45000005" table:style-name="ce17">
            <text:p>232.179.541<text:s/></text:p>
          </table:table-cell>
          <table:table-cell office:value-type="float" office:value="128589586.97" table:style-name="ce17">
            <text:p>128.589.587<text:s/></text:p>
          </table:table-cell>
          <table:table-cell office:value-type="float" office:value="847352675.96999991" table:style-name="ce17">
            <text:p>847.352.676<text:s/></text:p>
          </table:table-cell>
          <table:table-cell office:value-type="float" office:value="80632914.640000001" table:style-name="ce17">
            <text:p>80.632.915<text:s/></text:p>
          </table:table-cell>
          <table:table-cell office:value-type="float" office:value="126924425.64" table:style-name="ce17">
            <text:p>126.924.426<text:s/></text:p>
          </table:table-cell>
          <table:table-cell office:value-type="float" office:value="132517643.14" table:style-name="ce17">
            <text:p>132.517.643<text:s/></text:p>
          </table:table-cell>
          <table:table-cell office:value-type="float" office:value="65911092.170000002" table:style-name="ce17">
            <text:p>65.911.092<text:s/></text:p>
          </table:table-cell>
          <table:table-cell office:value-type="float" office:value="419334183.46000004" table:style-name="ce17">
            <text:p>419.334.183<text:s/></text:p>
          </table:table-cell>
          <table:table-cell office:value-type="float" office:value="54200645.739999995" table:style-name="ce17">
            <text:p>54.200.646<text:s/></text:p>
          </table:table-cell>
          <table:table-cell office:value-type="float" office:value="1030432427.4599999" table:style-name="ce17">
            <text:p>1.030.432.427<text:s/></text:p>
          </table:table-cell>
          <table:table-cell office:value-type="float" office:value="4455594974.5799999" table:style-name="ce17">
            <text:p>4.455.594.975<text:s/></text:p>
          </table:table-cell>
          <table:table-cell office:value-type="float" office:value="65405476.199999996" table:style-name="ce17">
            <text:p>65.405.476<text:s/></text:p>
          </table:table-cell>
          <table:table-cell office:value-type="float" office:value="33894923" table:style-name="ce17">
            <text:p>33.894.923<text:s/></text:p>
          </table:table-cell>
          <table:table-cell office:value-type="float" office:value="9623268.4299999997" table:style-name="ce17">
            <text:p>9.623.268<text:s/></text:p>
          </table:table-cell>
          <table:table-cell office:value-type="float" office:value="969356815.68000007" table:style-name="ce17">
            <text:p>969.356.816<text:s/></text:p>
          </table:table-cell>
          <table:table-cell office:value-type="float" office:value="984526676.96999991" table:style-name="ce17">
            <text:p>984.526.677<text:s/></text:p>
          </table:table-cell>
          <table:table-cell office:value-type="float" office:value="42126264.010000005" table:style-name="ce17">
            <text:p>42.126.264<text:s/></text:p>
          </table:table-cell>
          <table:table-cell office:value-type="float" office:value="7035788732.5599995" table:style-name="ce17">
            <text:p>7.035.788.733<text:s/></text:p>
          </table:table-cell>
          <table:table-cell office:value-type="float" office:value="27416280.800000001" table:style-name="ce17">
            <text:p>27.416.281<text:s/></text:p>
          </table:table-cell>
          <table:table-cell office:value-type="float" office:value="18548579432.130001" table:style-name="ce18">
            <text:p>18.548.579.4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495941.75" table:style-name="ce17">
            <text:p>3.495.942<text:s/></text:p>
          </table:table-cell>
          <table:table-cell office:value-type="float" office:value="14876086.42" table:style-name="ce17">
            <text:p>14.876.086<text:s/></text:p>
          </table:table-cell>
          <table:table-cell office:value-type="float" office:value="73762402.030000001" table:style-name="ce17">
            <text:p>73.762.402<text:s/></text:p>
          </table:table-cell>
          <table:table-cell office:value-type="float" office:value="3739155.6" table:style-name="ce17">
            <text:p>3.739.156<text:s/></text:p>
          </table:table-cell>
          <table:table-cell office:value-type="float" office:value="141833451" table:style-name="ce17">
            <text:p>141.833.451<text:s/></text:p>
          </table:table-cell>
          <table:table-cell office:value-type="float" office:value="73848809.859999999" table:style-name="ce17">
            <text:p>73.848.810<text:s/></text:p>
          </table:table-cell>
          <table:table-cell office:value-type="float" office:value="384004636.71000004" table:style-name="ce17">
            <text:p>384.004.637<text:s/></text:p>
          </table:table-cell>
          <table:table-cell office:value-type="float" office:value="83811909.079999998" table:style-name="ce17">
            <text:p>83.811.909<text:s/></text:p>
          </table:table-cell>
          <table:table-cell office:value-type="float" office:value="82895677.469999999" table:style-name="ce17">
            <text:p>82.895.677<text:s/></text:p>
          </table:table-cell>
          <table:table-cell office:value-type="float" office:value="41310949.170000002" table:style-name="ce17">
            <text:p>41.310.949<text:s/></text:p>
          </table:table-cell>
          <table:table-cell office:value-type="float" office:value="361881830.88" table:style-name="ce17">
            <text:p>361.881.831<text:s/></text:p>
          </table:table-cell>
          <table:table-cell office:value-type="float" office:value="30851046.02" table:style-name="ce17">
            <text:p>30.851.046<text:s/></text:p>
          </table:table-cell>
          <table:table-cell office:value-type="float" office:value="36832988.57" table:style-name="ce17">
            <text:p>36.832.989<text:s/></text:p>
          </table:table-cell>
          <table:table-cell office:value-type="float" office:value="48426128.450000003" table:style-name="ce17">
            <text:p>48.426.128<text:s/></text:p>
          </table:table-cell>
          <table:table-cell office:value-type="float" office:value="22943620.539999999" table:style-name="ce17">
            <text:p>22.943.621<text:s/></text:p>
          </table:table-cell>
          <table:table-cell office:value-type="float" office:value="116836794.34999999" table:style-name="ce17">
            <text:p>116.836.794<text:s/></text:p>
          </table:table-cell>
          <table:table-cell office:value-type="float" office:value="19482759.57" table:style-name="ce17">
            <text:p>19.482.760<text:s/></text:p>
          </table:table-cell>
          <table:table-cell office:value-type="float" office:value="269446075.23000002" table:style-name="ce17">
            <text:p>269.446.075<text:s/></text:p>
          </table:table-cell>
          <table:table-cell office:value-type="float" office:value="1073121926.12" table:style-name="ce17">
            <text:p>1.073.121.926<text:s/></text:p>
          </table:table-cell>
          <table:table-cell office:value-type="float" office:value="25923900.780000001" table:style-name="ce17">
            <text:p>25.923.901<text:s/></text:p>
          </table:table-cell>
          <table:table-cell office:value-type="float" office:value="14903236.07" table:style-name="ce17">
            <text:p>14.903.236<text:s/></text:p>
          </table:table-cell>
          <table:table-cell office:value-type="float" office:value="8092522.1500000004" table:style-name="ce17">
            <text:p>8.092.522<text:s/></text:p>
          </table:table-cell>
          <table:table-cell office:value-type="float" office:value="273837657.37" table:style-name="ce17">
            <text:p>273.837.657<text:s/></text:p>
          </table:table-cell>
          <table:table-cell office:value-type="float" office:value="249228079.43000001" table:style-name="ce17">
            <text:p>249.228.079<text:s/></text:p>
          </table:table-cell>
          <table:table-cell office:value-type="float" office:value="16254576.300000001" table:style-name="ce17">
            <text:p>16.254.576<text:s/></text:p>
          </table:table-cell>
          <table:table-cell office:value-type="float" office:value="1876240838.4000001" table:style-name="ce17">
            <text:p>1.876.240.838<text:s/></text:p>
          </table:table-cell>
          <table:table-cell office:value-type="float" office:value="12281305.99" table:style-name="ce17">
            <text:p>12.281.306<text:s/></text:p>
          </table:table-cell>
          <table:table-cell office:value-type="float" office:value="5360164305.3100004" table:style-name="ce18">
            <text:p>5.360.164.3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267.3499999999999" table:style-name="ce17">
            <text:p>1.267<text:s/></text:p>
          </table:table-cell>
          <table:table-cell office:value-type="float" office:value="10066.43" table:style-name="ce17">
            <text:p>10.066<text:s/></text:p>
          </table:table-cell>
          <table:table-cell office:value-type="float" office:value="27724.09" table:style-name="ce17">
            <text:p>27.724<text:s/></text:p>
          </table:table-cell>
          <table:table-cell office:value-type="float" office:value="3875.3" table:style-name="ce17">
            <text:p>3.875<text:s/></text:p>
          </table:table-cell>
          <table:table-cell office:value-type="float" office:value="194074.54" table:style-name="ce17">
            <text:p>194.075<text:s/></text:p>
          </table:table-cell>
          <table:table-cell office:value-type="float" office:value="3324177.8" table:style-name="ce17">
            <text:p>3.324.178<text:s/></text:p>
          </table:table-cell>
          <table:table-cell office:value-type="float" office:value="78921811.840000004" table:style-name="ce17">
            <text:p>78.921.812<text:s/></text:p>
          </table:table-cell>
          <table:table-cell office:value-type="float" office:value="1210790.18" table:style-name="ce17">
            <text:p>1.210.790<text:s/></text:p>
          </table:table-cell>
          <table:table-cell office:value-type="float" office:value="46149.31" table:style-name="ce17">
            <text:p>46.149<text:s/></text:p>
          </table:table-cell>
          <table:table-cell office:value-type="float" office:value="4503.6400000000003" table:style-name="ce17">
            <text:p>4.504<text:s/></text:p>
          </table:table-cell>
          <table:table-cell office:value-type="float" office:value="5256421.7699999996" table:style-name="ce17">
            <text:p>5.256.422<text:s/></text:p>
          </table:table-cell>
          <table:table-cell office:value-type="float" office:value="2233.15" table:style-name="ce17">
            <text:p>2.233<text:s/></text:p>
          </table:table-cell>
          <table:table-cell office:value-type="float" office:value="28414.29" table:style-name="ce17">
            <text:p>28.414<text:s/></text:p>
          </table:table-cell>
          <table:table-cell office:value-type="float" office:value="1591663.98" table:style-name="ce17">
            <text:p>1.591.664<text:s/></text:p>
          </table:table-cell>
          <table:table-cell office:value-type="float" office:value="5507.12" table:style-name="ce17">
            <text:p>5.507<text:s/></text:p>
          </table:table-cell>
          <table:table-cell office:value-type="float" office:value="1389912.32" table:style-name="ce17">
            <text:p>1.389.912<text:s/></text:p>
          </table:table-cell>
          <table:table-cell office:value-type="float" office:value="4978.74" table:style-name="ce17">
            <text:p>4.979<text:s/></text:p>
          </table:table-cell>
          <table:table-cell office:value-type="float" office:value="1717314.79" table:style-name="ce17">
            <text:p>1.717.315<text:s/></text:p>
          </table:table-cell>
          <table:table-cell office:value-type="float" office:value="30013754.199999999" table:style-name="ce17">
            <text:p>30.013.754<text:s/></text:p>
          </table:table-cell>
          <table:table-cell office:value-type="float" office:value="28299.279999999999" table:style-name="ce17">
            <text:p>28.299<text:s/></text:p>
          </table:table-cell>
          <table:table-cell office:value-type="float" office:value="19571.68" table:style-name="ce17">
            <text:p>19.572<text:s/></text:p>
          </table:table-cell>
          <table:table-cell office:value-type="float" office:value="508.02" table:style-name="ce17">
            <text:p>508<text:s/></text:p>
          </table:table-cell>
          <table:table-cell office:value-type="float" office:value="7541836.9800000004" table:style-name="ce17">
            <text:p>7.541.837<text:s/></text:p>
          </table:table-cell>
          <table:table-cell office:value-type="float" office:value="175614.38" table:style-name="ce17">
            <text:p>175.614<text:s/></text:p>
          </table:table-cell>
          <table:table-cell office:value-type="float" office:value="294847.53000000003" table:style-name="ce17">
            <text:p>294.848<text:s/></text:p>
          </table:table-cell>
          <table:table-cell office:value-type="float" office:value="119779609.09" table:style-name="ce17">
            <text:p>119.779.609<text:s/></text:p>
          </table:table-cell>
          <table:table-cell office:value-type="float" office:value="3638.41" table:style-name="ce17">
            <text:p>3.638<text:s/></text:p>
          </table:table-cell>
          <table:table-cell office:value-type="float" office:value="251598566.21000004" table:style-name="ce18">
            <text:p>251.598.5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494674.4" table:style-name="ce17">
            <text:p>3.494.674<text:s/></text:p>
          </table:table-cell>
          <table:table-cell office:value-type="float" office:value="14866019.989999998" table:style-name="ce17">
            <text:p>14.866.020<text:s/></text:p>
          </table:table-cell>
          <table:table-cell office:value-type="float" office:value="73734677.939999998" table:style-name="ce17">
            <text:p>73.734.678<text:s/></text:p>
          </table:table-cell>
          <table:table-cell office:value-type="float" office:value="3735280.3" table:style-name="ce17">
            <text:p>3.735.280<text:s/></text:p>
          </table:table-cell>
          <table:table-cell office:value-type="float" office:value="141639376.46000001" table:style-name="ce17">
            <text:p>141.639.376<text:s/></text:p>
          </table:table-cell>
          <table:table-cell office:value-type="float" office:value="70524632.059999987" table:style-name="ce17">
            <text:p>70.524.632<text:s/></text:p>
          </table:table-cell>
          <table:table-cell office:value-type="float" office:value="305082824.87" table:style-name="ce17">
            <text:p>305.082.825<text:s/></text:p>
          </table:table-cell>
          <table:table-cell office:value-type="float" office:value="82601118.899999991" table:style-name="ce17">
            <text:p>82.601.119<text:s/></text:p>
          </table:table-cell>
          <table:table-cell office:value-type="float" office:value="82849528.159999996" table:style-name="ce17">
            <text:p>82.849.528<text:s/></text:p>
          </table:table-cell>
          <table:table-cell office:value-type="float" office:value="41306445.530000001" table:style-name="ce17">
            <text:p>41.306.446<text:s/></text:p>
          </table:table-cell>
          <table:table-cell office:value-type="float" office:value="356625409.11000001" table:style-name="ce17">
            <text:p>356.625.409<text:s/></text:p>
          </table:table-cell>
          <table:table-cell office:value-type="float" office:value="30848812.869999997" table:style-name="ce17">
            <text:p>30.848.813<text:s/></text:p>
          </table:table-cell>
          <table:table-cell office:value-type="float" office:value="36804574.280000001" table:style-name="ce17">
            <text:p>36.804.574<text:s/></text:p>
          </table:table-cell>
          <table:table-cell office:value-type="float" office:value="46834464.470000006" table:style-name="ce17">
            <text:p>46.834.464<text:s/></text:p>
          </table:table-cell>
          <table:table-cell office:value-type="float" office:value="22938113.419999998" table:style-name="ce17">
            <text:p>22.938.113<text:s/></text:p>
          </table:table-cell>
          <table:table-cell office:value-type="float" office:value="115446882.03" table:style-name="ce17">
            <text:p>115.446.882<text:s/></text:p>
          </table:table-cell>
          <table:table-cell office:value-type="float" office:value="19477780.829999998" table:style-name="ce17">
            <text:p>19.477.781<text:s/></text:p>
          </table:table-cell>
          <table:table-cell office:value-type="float" office:value="267728760.44" table:style-name="ce17">
            <text:p>267.728.760<text:s/></text:p>
          </table:table-cell>
          <table:table-cell office:value-type="float" office:value="1043108171.9200001" table:style-name="ce17">
            <text:p>1.043.108.172<text:s/></text:p>
          </table:table-cell>
          <table:table-cell office:value-type="float" office:value="25895601.5" table:style-name="ce17">
            <text:p>25.895.602<text:s/></text:p>
          </table:table-cell>
          <table:table-cell office:value-type="float" office:value="14883664.389999999" table:style-name="ce17">
            <text:p>14.883.664<text:s/></text:p>
          </table:table-cell>
          <table:table-cell office:value-type="float" office:value="8092014.1300000008" table:style-name="ce17">
            <text:p>8.092.014<text:s/></text:p>
          </table:table-cell>
          <table:table-cell office:value-type="float" office:value="266295820.39000002" table:style-name="ce17">
            <text:p>266.295.820<text:s/></text:p>
          </table:table-cell>
          <table:table-cell office:value-type="float" office:value="249052465.04999995" table:style-name="ce17">
            <text:p>249.052.465<text:s/></text:p>
          </table:table-cell>
          <table:table-cell office:value-type="float" office:value="15959728.77" table:style-name="ce17">
            <text:p>15.959.729<text:s/></text:p>
          </table:table-cell>
          <table:table-cell office:value-type="float" office:value="1756461229.3099997" table:style-name="ce17">
            <text:p>1.756.461.229<text:s/></text:p>
          </table:table-cell>
          <table:table-cell office:value-type="float" office:value="12277667.579999998" table:style-name="ce17">
            <text:p>12.277.668<text:s/></text:p>
          </table:table-cell>
          <table:table-cell office:value-type="float" office:value="5108565739.0999994" table:style-name="ce18">
            <text:p>5.108.565.7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7324671.4800000004" table:style-name="ce17">
            <text:p>7.324.671<text:s/></text:p>
          </table:table-cell>
          <table:table-cell office:value-type="float" office:value="23096763.75" table:style-name="ce17">
            <text:p>23.096.764<text:s/></text:p>
          </table:table-cell>
          <table:table-cell office:value-type="float" office:value="116670111.67" table:style-name="ce17">
            <text:p>116.670.112<text:s/></text:p>
          </table:table-cell>
          <table:table-cell office:value-type="float" office:value="5397303.75" table:style-name="ce17">
            <text:p>5.397.304<text:s/></text:p>
          </table:table-cell>
          <table:table-cell office:value-type="float" office:value="283079981.69" table:style-name="ce17">
            <text:p>283.079.982<text:s/></text:p>
          </table:table-cell>
          <table:table-cell office:value-type="float" office:value="151130084.03999999" table:style-name="ce17">
            <text:p>151.130.084<text:s/></text:p>
          </table:table-cell>
          <table:table-cell office:value-type="float" office:value="439572866.33999997" table:style-name="ce17">
            <text:p>439.572.866<text:s/></text:p>
          </table:table-cell>
          <table:table-cell office:value-type="float" office:value="113226256.31" table:style-name="ce17">
            <text:p>113.226.256<text:s/></text:p>
          </table:table-cell>
          <table:table-cell office:value-type="float" office:value="124430798.17" table:style-name="ce17">
            <text:p>124.430.798<text:s/></text:p>
          </table:table-cell>
          <table:table-cell office:value-type="float" office:value="45084606.640000001" table:style-name="ce17">
            <text:p>45.084.607<text:s/></text:p>
          </table:table-cell>
          <table:table-cell office:value-type="float" office:value="488582537.88" table:style-name="ce17">
            <text:p>488.582.538<text:s/></text:p>
          </table:table-cell>
          <table:table-cell office:value-type="float" office:value="48610634.310000002" table:style-name="ce17">
            <text:p>48.610.634<text:s/></text:p>
          </table:table-cell>
          <table:table-cell office:value-type="float" office:value="76292628.219999999" table:style-name="ce17">
            <text:p>76.292.628<text:s/></text:p>
          </table:table-cell>
          <table:table-cell office:value-type="float" office:value="78281663.980000004" table:style-name="ce17">
            <text:p>78.281.664<text:s/></text:p>
          </table:table-cell>
          <table:table-cell office:value-type="float" office:value="37299011.909999996" table:style-name="ce17">
            <text:p>37.299.012<text:s/></text:p>
          </table:table-cell>
          <table:table-cell office:value-type="float" office:value="137009657.65000001" table:style-name="ce17">
            <text:p>137.009.658<text:s/></text:p>
          </table:table-cell>
          <table:table-cell office:value-type="float" office:value="32657945.600000001" table:style-name="ce17">
            <text:p>32.657.946<text:s/></text:p>
          </table:table-cell>
          <table:table-cell office:value-type="float" office:value="388643889.95999998" table:style-name="ce17">
            <text:p>388.643.890<text:s/></text:p>
          </table:table-cell>
          <table:table-cell office:value-type="float" office:value="1529135072.1700001" table:style-name="ce17">
            <text:p>1.529.135.072<text:s/></text:p>
          </table:table-cell>
          <table:table-cell office:value-type="float" office:value="39740283.899999999" table:style-name="ce17">
            <text:p>39.740.284<text:s/></text:p>
          </table:table-cell>
          <table:table-cell office:value-type="float" office:value="21968202.329999998" table:style-name="ce17">
            <text:p>21.968.202<text:s/></text:p>
          </table:table-cell>
          <table:table-cell office:value-type="float" office:value="7023300.6200000001" table:style-name="ce17">
            <text:p>7.023.301<text:s/></text:p>
          </table:table-cell>
          <table:table-cell office:value-type="float" office:value="467675447.56" table:style-name="ce17">
            <text:p>467.675.448<text:s/></text:p>
          </table:table-cell>
          <table:table-cell office:value-type="float" office:value="311157895.99000001" table:style-name="ce17">
            <text:p>311.157.896<text:s/></text:p>
          </table:table-cell>
          <table:table-cell office:value-type="float" office:value="25088272.010000002" table:style-name="ce17">
            <text:p>25.088.272<text:s/></text:p>
          </table:table-cell>
          <table:table-cell office:value-type="float" office:value="3461253117.1900001" table:style-name="ce17">
            <text:p>3.461.253.117<text:s/></text:p>
          </table:table-cell>
          <table:table-cell office:value-type="float" office:value="15067346.029999999" table:style-name="ce17">
            <text:p>15.067.346<text:s/></text:p>
          </table:table-cell>
          <table:table-cell office:value-type="float" office:value="8474500351.1500006" table:style-name="ce18">
            <text:p>8.474.500.3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40004.1" table:style-name="ce17">
            <text:p>40.004<text:s/></text:p>
          </table:table-cell>
          <table:table-cell office:value-type="float" office:value="3015.93" table:style-name="ce17">
            <text:p>3.016<text:s/></text:p>
          </table:table-cell>
          <table:table-cell office:value-type="float" office:value="317876.3" table:style-name="ce17">
            <text:p>317.876<text:s/></text:p>
          </table:table-cell>
          <table:table-cell office:value-type="float" office:value="3322.62" table:style-name="ce17">
            <text:p>3.323<text:s/></text:p>
          </table:table-cell>
          <table:table-cell office:value-type="float" office:value="584406.67000000004" table:style-name="ce17">
            <text:p>584.407<text:s/></text:p>
          </table:table-cell>
          <table:table-cell office:value-type="float" office:value="12877886.15" table:style-name="ce17">
            <text:p>12.877.886<text:s/></text:p>
          </table:table-cell>
          <table:table-cell office:value-type="float" office:value="234831964.53999999" table:style-name="ce17">
            <text:p>234.831.965<text:s/></text:p>
          </table:table-cell>
          <table:table-cell office:value-type="float" office:value="5974170.7800000003" table:style-name="ce17">
            <text:p>5.974.171<text:s/></text:p>
          </table:table-cell>
          <table:table-cell office:value-type="float" office:value="1242643.57" table:style-name="ce17">
            <text:p>1.242.644<text:s/></text:p>
          </table:table-cell>
          <table:table-cell office:value-type="float" office:value="41960.34" table:style-name="ce17">
            <text:p>41.960<text:s/></text:p>
          </table:table-cell>
          <table:table-cell office:value-type="float" office:value="13162456.359999999" table:style-name="ce17">
            <text:p>13.162.456<text:s/></text:p>
          </table:table-cell>
          <table:table-cell office:value-type="float" office:value="157154.81" table:style-name="ce17">
            <text:p>157.155<text:s/></text:p>
          </table:table-cell>
          <table:table-cell office:value-type="float" office:value="553907.47" table:style-name="ce17">
            <text:p>553.907<text:s/></text:p>
          </table:table-cell>
          <table:table-cell office:value-type="float" office:value="9672208.1400000006" table:style-name="ce17">
            <text:p>9.672.208<text:s/></text:p>
          </table:table-cell>
          <table:table-cell office:value-type="float" office:value="38866.78" table:style-name="ce17">
            <text:p>38.867<text:s/></text:p>
          </table:table-cell>
          <table:table-cell office:value-type="float" office:value="4758174.97" table:style-name="ce17">
            <text:p>4.758.175<text:s/></text:p>
          </table:table-cell>
          <table:table-cell office:value-type="float" office:value="7971.73" table:style-name="ce17">
            <text:p>7.972<text:s/></text:p>
          </table:table-cell>
          <table:table-cell office:value-type="float" office:value="15831949.630000001" table:style-name="ce17">
            <text:p>15.831.950<text:s/></text:p>
          </table:table-cell>
          <table:table-cell office:value-type="float" office:value="257655735.28" table:style-name="ce17">
            <text:p>257.655.735<text:s/></text:p>
          </table:table-cell>
          <table:table-cell office:value-type="float" office:value="69374.14" table:style-name="ce17">
            <text:p>69.374<text:s/></text:p>
          </table:table-cell>
          <table:table-cell office:value-type="float" office:value="453565.11" table:style-name="ce17">
            <text:p>453.565<text:s/></text:p>
          </table:table-cell>
          <table:table-cell office:value-type="float" office:value="7013.58" table:style-name="ce17">
            <text:p>7.014<text:s/></text:p>
          </table:table-cell>
          <table:table-cell office:value-type="float" office:value="30274472.66" table:style-name="ce17">
            <text:p>30.274.473<text:s/></text:p>
          </table:table-cell>
          <table:table-cell office:value-type="float" office:value="1257370.05" table:style-name="ce17">
            <text:p>1.257.370<text:s/></text:p>
          </table:table-cell>
          <table:table-cell office:value-type="float" office:value="2751580.05" table:style-name="ce17">
            <text:p>2.751.580<text:s/></text:p>
          </table:table-cell>
          <table:table-cell office:value-type="float" office:value="334995849.23000002" table:style-name="ce17">
            <text:p>334.995.849<text:s/></text:p>
          </table:table-cell>
          <table:table-cell office:value-type="float" office:value="13183.65" table:style-name="ce17">
            <text:p>13.184<text:s/></text:p>
          </table:table-cell>
          <table:table-cell office:value-type="float" office:value="927578084.63999999" table:style-name="ce18">
            <text:p>927.578.0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7284667.3799999999" table:style-name="ce17">
            <text:p>7.284.667<text:s/></text:p>
          </table:table-cell>
          <table:table-cell office:value-type="float" office:value="23093747.82" table:style-name="ce17">
            <text:p>23.093.748<text:s/></text:p>
          </table:table-cell>
          <table:table-cell office:value-type="float" office:value="116352235.37" table:style-name="ce17">
            <text:p>116.352.235<text:s/></text:p>
          </table:table-cell>
          <table:table-cell office:value-type="float" office:value="5393981.1300000008" table:style-name="ce17">
            <text:p>5.393.981<text:s/></text:p>
          </table:table-cell>
          <table:table-cell office:value-type="float" office:value="282495575.01999998" table:style-name="ce17">
            <text:p>282.495.575<text:s/></text:p>
          </table:table-cell>
          <table:table-cell office:value-type="float" office:value="138252197.88999999" table:style-name="ce17">
            <text:p>138.252.198<text:s/></text:p>
          </table:table-cell>
          <table:table-cell office:value-type="float" office:value="204740901.79999998" table:style-name="ce17">
            <text:p>204.740.902<text:s/></text:p>
          </table:table-cell>
          <table:table-cell office:value-type="float" office:value="107252085.53" table:style-name="ce17">
            <text:p>107.252.086<text:s/></text:p>
          </table:table-cell>
          <table:table-cell office:value-type="float" office:value="123188154.59999999" table:style-name="ce17">
            <text:p>123.188.155<text:s/></text:p>
          </table:table-cell>
          <table:table-cell office:value-type="float" office:value="45042646.299999997" table:style-name="ce17">
            <text:p>45.042.646<text:s/></text:p>
          </table:table-cell>
          <table:table-cell office:value-type="float" office:value="475420081.51999998" table:style-name="ce17">
            <text:p>475.420.082<text:s/></text:p>
          </table:table-cell>
          <table:table-cell office:value-type="float" office:value="48453479.5" table:style-name="ce17">
            <text:p>48.453.480<text:s/></text:p>
          </table:table-cell>
          <table:table-cell office:value-type="float" office:value="75738720.75" table:style-name="ce17">
            <text:p>75.738.721<text:s/></text:p>
          </table:table-cell>
          <table:table-cell office:value-type="float" office:value="68609455.840000004" table:style-name="ce17">
            <text:p>68.609.456<text:s/></text:p>
          </table:table-cell>
          <table:table-cell office:value-type="float" office:value="37260145.130000003" table:style-name="ce17">
            <text:p>37.260.145<text:s/></text:p>
          </table:table-cell>
          <table:table-cell office:value-type="float" office:value="132251482.68000001" table:style-name="ce17">
            <text:p>132.251.483<text:s/></text:p>
          </table:table-cell>
          <table:table-cell office:value-type="float" office:value="32649973.870000001" table:style-name="ce17">
            <text:p>32.649.974<text:s/></text:p>
          </table:table-cell>
          <table:table-cell office:value-type="float" office:value="372811940.33000004" table:style-name="ce17">
            <text:p>372.811.940<text:s/></text:p>
          </table:table-cell>
          <table:table-cell office:value-type="float" office:value="1271479336.8900001" table:style-name="ce17">
            <text:p>1.271.479.337<text:s/></text:p>
          </table:table-cell>
          <table:table-cell office:value-type="float" office:value="39670909.759999998" table:style-name="ce17">
            <text:p>39.670.910<text:s/></text:p>
          </table:table-cell>
          <table:table-cell office:value-type="float" office:value="21514637.219999999" table:style-name="ce17">
            <text:p>21.514.637<text:s/></text:p>
          </table:table-cell>
          <table:table-cell office:value-type="float" office:value="7016287.04" table:style-name="ce17">
            <text:p>7.016.287<text:s/></text:p>
          </table:table-cell>
          <table:table-cell office:value-type="float" office:value="437400974.90000004" table:style-name="ce17">
            <text:p>437.400.975<text:s/></text:p>
          </table:table-cell>
          <table:table-cell office:value-type="float" office:value="309900525.94" table:style-name="ce17">
            <text:p>309.900.526<text:s/></text:p>
          </table:table-cell>
          <table:table-cell office:value-type="float" office:value="22336691.960000001" table:style-name="ce17">
            <text:p>22.336.692<text:s/></text:p>
          </table:table-cell>
          <table:table-cell office:value-type="float" office:value="3126257267.96" table:style-name="ce17">
            <text:p>3.126.257.268<text:s/></text:p>
          </table:table-cell>
          <table:table-cell office:value-type="float" office:value="15054162.379999999" table:style-name="ce17">
            <text:p>15.054.162<text:s/></text:p>
          </table:table-cell>
          <table:table-cell office:value-type="float" office:value="7546922266.5099993" table:style-name="ce18">
            <text:p>7.546.922.2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3529605.58" table:style-name="ce17">
            <text:p>3.529.606<text:s/></text:p>
          </table:table-cell>
          <table:table-cell office:value-type="float" office:value="3808682.3" table:style-name="ce17">
            <text:p>3.808.68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3.12" table:style-name="ce17">
            <text:p>3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9678.41" table:style-name="ce17">
            <text:p>29.6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724.82" table:style-name="ce17">
            <text:p>3.725<text:s/></text:p>
          </table:table-cell>
          <table:table-cell office:value-type="float" office:value="175.27" table:style-name="ce17">
            <text:p>17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8729.5" table:style-name="ce17">
            <text:p>208.730<text:s/></text:p>
          </table:table-cell>
          <table:table-cell office:value-type="float" office:value="2603.02" table:style-name="ce17">
            <text:p>2.60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365.7999999999993" table:style-name="ce17">
            <text:p>8.3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29787.26" table:style-name="ce17">
            <text:p>929.787<text:s/></text:p>
          </table:table-cell>
          <table:table-cell office:value-type="float" office:value="196030213.71000001" table:style-name="ce17">
            <text:p>196.030.21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99644.16" table:style-name="ce17">
            <text:p>3.999.644<text:s/></text:p>
          </table:table-cell>
          <table:table-cell office:value-type="float" office:value="256.02999999999997" table:style-name="ce17">
            <text:p>2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856232.9000000004" table:style-name="ce17">
            <text:p>6.856.23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5408041.88000003" table:style-name="ce18">
            <text:p>215.408.0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381576.5700000003" table:style-name="ce17">
            <text:p>6.381.577<text:s/></text:p>
          </table:table-cell>
          <table:table-cell office:value-type="float" office:value="21405919.43" table:style-name="ce17">
            <text:p>21.405.919<text:s/></text:p>
          </table:table-cell>
          <table:table-cell office:value-type="float" office:value="22187138.199999999" table:style-name="ce17">
            <text:p>22.187.138<text:s/></text:p>
          </table:table-cell>
          <table:table-cell office:value-type="float" office:value="20684867.489999998" table:style-name="ce17">
            <text:p>20.684.867<text:s/></text:p>
          </table:table-cell>
          <table:table-cell office:value-type="float" office:value="57015820.329999998" table:style-name="ce17">
            <text:p>57.015.820<text:s/></text:p>
          </table:table-cell>
          <table:table-cell office:value-type="float" office:value="43701156.090000004" table:style-name="ce17">
            <text:p>43.701.156<text:s/></text:p>
          </table:table-cell>
          <table:table-cell office:value-type="float" office:value="1270188005.8999999" table:style-name="ce17">
            <text:p>1.270.188.006<text:s/></text:p>
          </table:table-cell>
          <table:table-cell office:value-type="float" office:value="28329149.649999999" table:style-name="ce17">
            <text:p>28.329.150<text:s/></text:p>
          </table:table-cell>
          <table:table-cell office:value-type="float" office:value="38595262.109999999" table:style-name="ce17">
            <text:p>38.595.262<text:s/></text:p>
          </table:table-cell>
          <table:table-cell office:value-type="float" office:value="24177054.239999998" table:style-name="ce17">
            <text:p>24.177.054<text:s/></text:p>
          </table:table-cell>
          <table:table-cell office:value-type="float" office:value="147886216.22" table:style-name="ce17">
            <text:p>147.886.216<text:s/></text:p>
          </table:table-cell>
          <table:table-cell office:value-type="float" office:value="21385712.710000001" table:style-name="ce17">
            <text:p>21.385.713<text:s/></text:p>
          </table:table-cell>
          <table:table-cell office:value-type="float" office:value="22965861.5" table:style-name="ce17">
            <text:p>22.965.862<text:s/></text:p>
          </table:table-cell>
          <table:table-cell office:value-type="float" office:value="39930299.770000003" table:style-name="ce17">
            <text:p>39.930.300<text:s/></text:p>
          </table:table-cell>
          <table:table-cell office:value-type="float" office:value="44884065.060000002" table:style-name="ce17">
            <text:p>44.884.065<text:s/></text:p>
          </table:table-cell>
          <table:table-cell office:value-type="float" office:value="68339883.25" table:style-name="ce17">
            <text:p>68.339.883<text:s/></text:p>
          </table:table-cell>
          <table:table-cell office:value-type="float" office:value="19226448.859999999" table:style-name="ce17">
            <text:p>19.226.449<text:s/></text:p>
          </table:table-cell>
          <table:table-cell office:value-type="float" office:value="65325730.289999999" table:style-name="ce17">
            <text:p>65.325.730<text:s/></text:p>
          </table:table-cell>
          <table:table-cell office:value-type="float" office:value="276441363.5" table:style-name="ce17">
            <text:p>276.441.364<text:s/></text:p>
          </table:table-cell>
          <table:table-cell office:value-type="float" office:value="35336007.280000001" table:style-name="ce17">
            <text:p>35.336.007<text:s/></text:p>
          </table:table-cell>
          <table:table-cell office:value-type="float" office:value="21648562" table:style-name="ce17">
            <text:p>21.648.562<text:s/></text:p>
          </table:table-cell>
          <table:table-cell office:value-type="float" office:value="13308233.24" table:style-name="ce17">
            <text:p>13.308.233<text:s/></text:p>
          </table:table-cell>
          <table:table-cell office:value-type="float" office:value="107748115.64" table:style-name="ce17">
            <text:p>107.748.116<text:s/></text:p>
          </table:table-cell>
          <table:table-cell office:value-type="float" office:value="47475399.490000002" table:style-name="ce17">
            <text:p>47.475.399<text:s/></text:p>
          </table:table-cell>
          <table:table-cell office:value-type="float" office:value="16542323.859999999" table:style-name="ce17">
            <text:p>16.542.324<text:s/></text:p>
          </table:table-cell>
          <table:table-cell office:value-type="float" office:value="130061608.26000001" table:style-name="ce17">
            <text:p>130.061.608<text:s/></text:p>
          </table:table-cell>
          <table:table-cell office:value-type="float" office:value="9566426.9000000004" table:style-name="ce17">
            <text:p>9.566.427<text:s/></text:p>
          </table:table-cell>
          <table:table-cell office:value-type="float" office:value="2620738207.8399997" table:style-name="ce18">
            <text:p>2.620.738.2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062426.81" table:style-name="ce17">
            <text:p>1.062.427<text:s/></text:p>
          </table:table-cell>
          <table:table-cell office:value-type="float" office:value="7244218.4100000001" table:style-name="ce17">
            <text:p>7.244.218<text:s/></text:p>
          </table:table-cell>
          <table:table-cell office:value-type="float" office:value="32047903.049999997" table:style-name="ce17">
            <text:p>32.047.903<text:s/></text:p>
          </table:table-cell>
          <table:table-cell office:value-type="float" office:value="2420585.13" table:style-name="ce17">
            <text:p>2.420.585<text:s/></text:p>
          </table:table-cell>
          <table:table-cell office:value-type="float" office:value="58520770.75" table:style-name="ce17">
            <text:p>58.520.771<text:s/></text:p>
          </table:table-cell>
          <table:table-cell office:value-type="float" office:value="28945260.290000003" table:style-name="ce17">
            <text:p>28.945.260<text:s/></text:p>
          </table:table-cell>
          <table:table-cell office:value-type="float" office:value="496239751.44" table:style-name="ce17">
            <text:p>496.239.751<text:s/></text:p>
          </table:table-cell>
          <table:table-cell office:value-type="float" office:value="41365745.170000002" table:style-name="ce17">
            <text:p>41.365.745<text:s/></text:p>
          </table:table-cell>
          <table:table-cell office:value-type="float" office:value="41315018.869999997" table:style-name="ce17">
            <text:p>41.315.019<text:s/></text:p>
          </table:table-cell>
          <table:table-cell office:value-type="float" office:value="11242560.290000001" table:style-name="ce17">
            <text:p>11.242.560<text:s/></text:p>
          </table:table-cell>
          <table:table-cell office:value-type="float" office:value="64935192.599999994" table:style-name="ce17">
            <text:p>64.935.193<text:s/></text:p>
          </table:table-cell>
          <table:table-cell office:value-type="float" office:value="8480617.75" table:style-name="ce17">
            <text:p>8.480.618<text:s/></text:p>
          </table:table-cell>
          <table:table-cell office:value-type="float" office:value="13810658.660000002" table:style-name="ce17">
            <text:p>13.810.659<text:s/></text:p>
          </table:table-cell>
          <table:table-cell office:value-type="float" office:value="20798969.609999999" table:style-name="ce17">
            <text:p>20.798.970<text:s/></text:p>
          </table:table-cell>
          <table:table-cell office:value-type="float" office:value="9760285.0500000007" table:style-name="ce17">
            <text:p>9.760.285<text:s/></text:p>
          </table:table-cell>
          <table:table-cell office:value-type="float" office:value="202955763.03" table:style-name="ce17">
            <text:p>202.955.763<text:s/></text:p>
          </table:table-cell>
          <table:table-cell office:value-type="float" office:value="-206715.53000000003" table:style-name="ce17">
            <text:p>(206.716)</text:p>
          </table:table-cell>
          <table:table-cell office:value-type="float" office:value="76964242.850000009" table:style-name="ce17">
            <text:p>76.964.243<text:s/></text:p>
          </table:table-cell>
          <table:table-cell office:value-type="float" office:value="611725963.64999998" table:style-name="ce17">
            <text:p>611.725.964<text:s/></text:p>
          </table:table-cell>
          <table:table-cell office:value-type="float" office:value="8522166.3300000001" table:style-name="ce17">
            <text:p>8.522.166<text:s/></text:p>
          </table:table-cell>
          <table:table-cell office:value-type="float" office:value="4312535.58" table:style-name="ce17">
            <text:p>4.312.536<text:s/></text:p>
          </table:table-cell>
          <table:table-cell office:value-type="float" office:value="1937233.07" table:style-name="ce17">
            <text:p>1.937.233<text:s/></text:p>
          </table:table-cell>
          <table:table-cell office:value-type="float" office:value="65951537.619999997" table:style-name="ce17">
            <text:p>65.951.538<text:s/></text:p>
          </table:table-cell>
          <table:table-cell office:value-type="float" office:value="65140697.199999996" table:style-name="ce17">
            <text:p>65.140.697<text:s/></text:p>
          </table:table-cell>
          <table:table-cell office:value-type="float" office:value="4318041.2" table:style-name="ce17">
            <text:p>4.318.041<text:s/></text:p>
          </table:table-cell>
          <table:table-cell office:value-type="float" office:value="719626068.56999993" table:style-name="ce17">
            <text:p>719.626.069<text:s/></text:p>
          </table:table-cell>
          <table:table-cell office:value-type="float" office:value="3218927.25" table:style-name="ce17">
            <text:p>3.218.927<text:s/></text:p>
          </table:table-cell>
          <table:table-cell office:value-type="float" office:value="2602656424.6999993" table:style-name="ce18">
            <text:p>2.602.656.425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56580864.380000003" table:style-name="ce21">
            <text:p>56.580.864<text:s/></text:p>
          </table:table-cell>
          <table:table-cell office:value-type="float" office:value="220198691.06999999" table:style-name="ce21">
            <text:p>220.198.691<text:s/></text:p>
          </table:table-cell>
          <table:table-cell office:value-type="float" office:value="897629110.02999997" table:style-name="ce21">
            <text:p>897.629.110<text:s/></text:p>
          </table:table-cell>
          <table:table-cell office:value-type="float" office:value="59962458.979999997" table:style-name="ce21">
            <text:p>59.962.459<text:s/></text:p>
          </table:table-cell>
          <table:table-cell office:value-type="float" office:value="1960493073.9300003" table:style-name="ce21">
            <text:p>1.960.493.074<text:s/></text:p>
          </table:table-cell>
          <table:table-cell office:value-type="float" office:value="1093385165.3200002" table:style-name="ce21">
            <text:p>1.093.385.165<text:s/></text:p>
          </table:table-cell>
          <table:table-cell office:value-type="float" office:value="8015378944.3299999" table:style-name="ce21">
            <text:p>8.015.378.944<text:s/></text:p>
          </table:table-cell>
          <table:table-cell office:value-type="float" office:value="1300855893.25" table:style-name="ce21">
            <text:p>1.300.855.893<text:s/></text:p>
          </table:table-cell>
          <table:table-cell office:value-type="float" office:value="1008459638.54" table:style-name="ce21">
            <text:p>1.008.459.639<text:s/></text:p>
          </table:table-cell>
          <table:table-cell office:value-type="float" office:value="403483006.44" table:style-name="ce21">
            <text:p>403.483.006<text:s/></text:p>
          </table:table-cell>
          <table:table-cell office:value-type="float" office:value="4332467588.3600006" table:style-name="ce21">
            <text:p>4.332.467.588<text:s/></text:p>
          </table:table-cell>
          <table:table-cell office:value-type="float" office:value="382426921.13999999" table:style-name="ce21">
            <text:p>382.426.921<text:s/></text:p>
          </table:table-cell>
          <table:table-cell office:value-type="float" office:value="546677615.88" table:style-name="ce21">
            <text:p>546.677.616<text:s/></text:p>
          </table:table-cell>
          <table:table-cell office:value-type="float" office:value="625629356.35000002" table:style-name="ce21">
            <text:p>625.629.356<text:s/></text:p>
          </table:table-cell>
          <table:table-cell office:value-type="float" office:value="339234969.94" table:style-name="ce21">
            <text:p>339.234.970<text:s/></text:p>
          </table:table-cell>
          <table:table-cell office:value-type="float" office:value="1669860484.46" table:style-name="ce21">
            <text:p>1.669.860.484<text:s/></text:p>
          </table:table-cell>
          <table:table-cell office:value-type="float" office:value="226168513.90000001" table:style-name="ce21">
            <text:p>226.168.514<text:s/></text:p>
          </table:table-cell>
          <table:table-cell office:value-type="float" office:value="3927378181.8499999" table:style-name="ce21">
            <text:p>3.927.378.182<text:s/></text:p>
          </table:table-cell>
          <table:table-cell office:value-type="float" office:value="15351863198.700001" table:style-name="ce21">
            <text:p>15.351.863.199<text:s/></text:p>
          </table:table-cell>
          <table:table-cell office:value-type="float" office:value="324533228.71000004" table:style-name="ce21">
            <text:p>324.533.229<text:s/></text:p>
          </table:table-cell>
          <table:table-cell office:value-type="float" office:value="172838016.96000001" table:style-name="ce21">
            <text:p>172.838.017<text:s/></text:p>
          </table:table-cell>
          <table:table-cell office:value-type="float" office:value="67885002.859999999" table:style-name="ce21">
            <text:p>67.885.003<text:s/></text:p>
          </table:table-cell>
          <table:table-cell office:value-type="float" office:value="4256400058.0999999" table:style-name="ce21">
            <text:p>4.256.400.058<text:s/></text:p>
          </table:table-cell>
          <table:table-cell office:value-type="float" office:value="3608794562.4399996" table:style-name="ce21">
            <text:p>3.608.794.562<text:s/></text:p>
          </table:table-cell>
          <table:table-cell office:value-type="float" office:value="207256003.28999999" table:style-name="ce21">
            <text:p>207.256.003<text:s/></text:p>
          </table:table-cell>
          <table:table-cell office:value-type="float" office:value="34590324684.350006" table:style-name="ce21">
            <text:p>34.590.324.684<text:s/></text:p>
          </table:table-cell>
          <table:table-cell office:value-type="float" office:value="115118546.42" table:style-name="ce21">
            <text:p>115.118.546<text:s/></text:p>
          </table:table-cell>
          <table:table-cell office:value-type="float" office:value="85761283779.980011" table:style-name="ce22">
            <text:p>85.761.283.780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8108649.378399029" table:style-name="ce25">
            <text:p>68.108.649<text:s/></text:p>
          </table:table-cell>
          <table:table-cell office:value-type="float" office:value="163815368.96507916" table:style-name="ce25">
            <text:p>163.815.369<text:s/></text:p>
          </table:table-cell>
          <table:table-cell office:value-type="float" office:value="249296926.68289188" table:style-name="ce25">
            <text:p>249.296.927<text:s/></text:p>
          </table:table-cell>
          <table:table-cell office:value-type="float" office:value="37344728.718591422" table:style-name="ce25">
            <text:p>37.344.729<text:s/></text:p>
          </table:table-cell>
          <table:table-cell office:value-type="float" office:value="972069574.78723538" table:style-name="ce25">
            <text:p>972.069.575<text:s/></text:p>
          </table:table-cell>
          <table:table-cell office:value-type="float" office:value="708037999.0412842" table:style-name="ce25">
            <text:p>708.037.999<text:s/></text:p>
          </table:table-cell>
          <table:table-cell office:value-type="float" office:value="1517107369.26261" table:style-name="ce25">
            <text:p>1.517.107.369<text:s/></text:p>
          </table:table-cell>
          <table:table-cell office:value-type="float" office:value="491866611.25104201" table:style-name="ce25">
            <text:p>491.866.611<text:s/></text:p>
          </table:table-cell>
          <table:table-cell office:value-type="float" office:value="536777315.75994772" table:style-name="ce25">
            <text:p>536.777.316<text:s/></text:p>
          </table:table-cell>
          <table:table-cell office:value-type="float" office:value="250123161.36920303" table:style-name="ce25">
            <text:p>250.123.161<text:s/></text:p>
          </table:table-cell>
          <table:table-cell office:value-type="float" office:value="2582551510.5841007" table:style-name="ce25">
            <text:p>2.582.551.511<text:s/></text:p>
          </table:table-cell>
          <table:table-cell office:value-type="float" office:value="301022917.31915236" table:style-name="ce25">
            <text:p>301.022.917<text:s/></text:p>
          </table:table-cell>
          <table:table-cell office:value-type="float" office:value="406653391.88449395" table:style-name="ce25">
            <text:p>406.653.392<text:s/></text:p>
          </table:table-cell>
          <table:table-cell office:value-type="float" office:value="490580825.37271833" table:style-name="ce25">
            <text:p>490.580.825<text:s/></text:p>
          </table:table-cell>
          <table:table-cell office:value-type="float" office:value="257981101.5622623" table:style-name="ce25">
            <text:p>257.981.102<text:s/></text:p>
          </table:table-cell>
          <table:table-cell office:value-type="float" office:value="733434082.25744057" table:style-name="ce25">
            <text:p>733.434.082<text:s/></text:p>
          </table:table-cell>
          <table:table-cell office:value-type="float" office:value="182524772.36765996" table:style-name="ce25">
            <text:p>182.524.772<text:s/></text:p>
          </table:table-cell>
          <table:table-cell office:value-type="float" office:value="1899035805.5075138" table:style-name="ce25">
            <text:p>1.899.035.806<text:s/></text:p>
          </table:table-cell>
          <table:table-cell office:value-type="float" office:value="3389996509.8714352" table:style-name="ce25">
            <text:p>3.389.996.510<text:s/></text:p>
          </table:table-cell>
          <table:table-cell office:value-type="float" office:value="228170418.75158668" table:style-name="ce25">
            <text:p>228.170.419<text:s/></text:p>
          </table:table-cell>
          <table:table-cell office:value-type="float" office:value="118292084.26235734" table:style-name="ce25">
            <text:p>118.292.084<text:s/></text:p>
          </table:table-cell>
          <table:table-cell office:value-type="float" office:value="39128300.633250743" table:style-name="ce25">
            <text:p>39.128.301<text:s/></text:p>
          </table:table-cell>
          <table:table-cell office:value-type="float" office:value="2079621436.2488425" table:style-name="ce25">
            <text:p>2.079.621.436<text:s/></text:p>
          </table:table-cell>
          <table:table-cell office:value-type="float" office:value="1401278531.5937235" table:style-name="ce25">
            <text:p>1.401.278.532<text:s/></text:p>
          </table:table-cell>
          <table:table-cell office:value-type="float" office:value="175250249.12699616" table:style-name="ce25">
            <text:p>175.250.249<text:s/></text:p>
          </table:table-cell>
          <table:table-cell office:value-type="float" office:value="13560322844.433611" table:style-name="ce25">
            <text:p>13.560.322.844<text:s/></text:p>
          </table:table-cell>
          <table:table-cell office:value-type="float" office:value="121765822.47657092" table:style-name="ce25">
            <text:p>121.765.822<text:s/></text:p>
          </table:table-cell>
          <table:table-cell office:value-type="float" office:value="32962158309.469994" table:style-name="ce26">
            <text:p>32.962.158.309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24689513.75839904" table:style-name="ce21">
            <text:p>124.689.514<text:s/></text:p>
          </table:table-cell>
          <table:table-cell office:value-type="float" office:value="384014060.03507912" table:style-name="ce21">
            <text:p>384.014.060<text:s/></text:p>
          </table:table-cell>
          <table:table-cell office:value-type="float" office:value="1146926036.7128918" table:style-name="ce21">
            <text:p>1.146.926.037<text:s/></text:p>
          </table:table-cell>
          <table:table-cell office:value-type="float" office:value="97307187.698591411" table:style-name="ce21">
            <text:p>97.307.188<text:s/></text:p>
          </table:table-cell>
          <table:table-cell office:value-type="float" office:value="2932562648.7172356" table:style-name="ce21">
            <text:p>2.932.562.649<text:s/></text:p>
          </table:table-cell>
          <table:table-cell office:value-type="float" office:value="1801423164.3612843" table:style-name="ce21">
            <text:p>1.801.423.164<text:s/></text:p>
          </table:table-cell>
          <table:table-cell office:value-type="float" office:value="9532486313.5926094" table:style-name="ce21">
            <text:p>9.532.486.314<text:s/></text:p>
          </table:table-cell>
          <table:table-cell office:value-type="float" office:value="1792722504.5010419" table:style-name="ce21">
            <text:p>1.792.722.505<text:s/></text:p>
          </table:table-cell>
          <table:table-cell office:value-type="float" office:value="1545236954.2999477" table:style-name="ce21">
            <text:p>1.545.236.954<text:s/></text:p>
          </table:table-cell>
          <table:table-cell office:value-type="float" office:value="653606167.80920303" table:style-name="ce21">
            <text:p>653.606.168<text:s/></text:p>
          </table:table-cell>
          <table:table-cell office:value-type="float" office:value="6915019098.9441013" table:style-name="ce21">
            <text:p>6.915.019.099<text:s/></text:p>
          </table:table-cell>
          <table:table-cell office:value-type="float" office:value="683449838.45915234" table:style-name="ce21">
            <text:p>683.449.838<text:s/></text:p>
          </table:table-cell>
          <table:table-cell office:value-type="float" office:value="953331007.76449394" table:style-name="ce21">
            <text:p>953.331.008<text:s/></text:p>
          </table:table-cell>
          <table:table-cell office:value-type="float" office:value="1116210181.7227182" table:style-name="ce21">
            <text:p>1.116.210.182<text:s/></text:p>
          </table:table-cell>
          <table:table-cell office:value-type="float" office:value="597216071.50226235" table:style-name="ce21">
            <text:p>597.216.072<text:s/></text:p>
          </table:table-cell>
          <table:table-cell office:value-type="float" office:value="2403294566.7174406" table:style-name="ce21">
            <text:p>2.403.294.567<text:s/></text:p>
          </table:table-cell>
          <table:table-cell office:value-type="float" office:value="408693286.26765996" table:style-name="ce21">
            <text:p>408.693.286<text:s/></text:p>
          </table:table-cell>
          <table:table-cell office:value-type="float" office:value="5826413987.3575134" table:style-name="ce21">
            <text:p>5.826.413.987<text:s/></text:p>
          </table:table-cell>
          <table:table-cell office:value-type="float" office:value="18741859708.571434" table:style-name="ce21">
            <text:p>18.741.859.709<text:s/></text:p>
          </table:table-cell>
          <table:table-cell office:value-type="float" office:value="552703647.46158671" table:style-name="ce21">
            <text:p>552.703.647<text:s/></text:p>
          </table:table-cell>
          <table:table-cell office:value-type="float" office:value="291130101.22235733" table:style-name="ce21">
            <text:p>291.130.101<text:s/></text:p>
          </table:table-cell>
          <table:table-cell office:value-type="float" office:value="107013303.49325074" table:style-name="ce21">
            <text:p>107.013.303<text:s/></text:p>
          </table:table-cell>
          <table:table-cell office:value-type="float" office:value="6336021494.3488426" table:style-name="ce21">
            <text:p>6.336.021.494<text:s/></text:p>
          </table:table-cell>
          <table:table-cell office:value-type="float" office:value="5010073094.0337229" table:style-name="ce21">
            <text:p>5.010.073.094<text:s/></text:p>
          </table:table-cell>
          <table:table-cell office:value-type="float" office:value="382506252.41699612" table:style-name="ce21">
            <text:p>382.506.252<text:s/></text:p>
          </table:table-cell>
          <table:table-cell office:value-type="float" office:value="48150647528.783615" table:style-name="ce21">
            <text:p>48.150.647.529<text:s/></text:p>
          </table:table-cell>
          <table:table-cell office:value-type="float" office:value="236884368.89657092" table:style-name="ce21">
            <text:p>236.884.369<text:s/></text:p>
          </table:table-cell>
          <table:table-cell office:value-type="float" office:value="118723442089.45001" table:style-name="ce22">
            <text:p>118.723.442.089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1105742.9831620343" table:style-name="ce27">
            <text:p>1.105.743<text:s/></text:p>
          </table:table-cell>
          <table:table-cell office:value-type="float" office:value="3117544.20491332" table:style-name="ce27">
            <text:p>3.117.544<text:s/></text:p>
          </table:table-cell>
          <table:table-cell office:value-type="float" office:value="2996772.0493763783" table:style-name="ce27">
            <text:p>2.996.772<text:s/></text:p>
          </table:table-cell>
          <table:table-cell office:value-type="float" office:value="680084.64684410533" table:style-name="ce27">
            <text:p>680.085<text:s/></text:p>
          </table:table-cell>
          <table:table-cell office:value-type="float" office:value="10975431.153786289" table:style-name="ce27">
            <text:p>10.975.431<text:s/></text:p>
          </table:table-cell>
          <table:table-cell office:value-type="float" office:value="5554023.4097420899" table:style-name="ce27">
            <text:p>5.554.023<text:s/></text:p>
          </table:table-cell>
          <table:table-cell office:value-type="float" office:value="22368813.295296714" table:style-name="ce27">
            <text:p>22.368.813<text:s/></text:p>
          </table:table-cell>
          <table:table-cell office:value-type="float" office:value="6920567.7632391732" table:style-name="ce27">
            <text:p>6.920.568<text:s/></text:p>
          </table:table-cell>
          <table:table-cell office:value-type="float" office:value="8968970.4941132888" table:style-name="ce27">
            <text:p>8.968.970<text:s/></text:p>
          </table:table-cell>
          <table:table-cell office:value-type="float" office:value="2807304.4867161638" table:style-name="ce27">
            <text:p>2.807.304<text:s/></text:p>
          </table:table-cell>
          <table:table-cell office:value-type="float" office:value="30605652.310503777" table:style-name="ce27">
            <text:p>30.605.652<text:s/></text:p>
          </table:table-cell>
          <table:table-cell office:value-type="float" office:value="3799880.8540644804" table:style-name="ce27">
            <text:p>3.799.881<text:s/></text:p>
          </table:table-cell>
          <table:table-cell office:value-type="float" office:value="6712431.6333694123" table:style-name="ce27">
            <text:p>6.712.432<text:s/></text:p>
          </table:table-cell>
          <table:table-cell office:value-type="float" office:value="5168505.8649668405" table:style-name="ce27">
            <text:p>5.168.506<text:s/></text:p>
          </table:table-cell>
          <table:table-cell office:value-type="float" office:value="2372913.9398460384" table:style-name="ce27">
            <text:p>2.372.914<text:s/></text:p>
          </table:table-cell>
          <table:table-cell office:value-type="float" office:value="12892707.126747767" table:style-name="ce27">
            <text:p>12.892.707<text:s/></text:p>
          </table:table-cell>
          <table:table-cell office:value-type="float" office:value="1514206.154003947" table:style-name="ce27">
            <text:p>1.514.206<text:s/></text:p>
          </table:table-cell>
          <table:table-cell office:value-type="float" office:value="40109486.760633297" table:style-name="ce27">
            <text:p>40.109.487<text:s/></text:p>
          </table:table-cell>
          <table:table-cell office:value-type="float" office:value="10554651831.781828" table:style-name="ce27">
            <text:p>10.554.651.832<text:s/></text:p>
          </table:table-cell>
          <table:table-cell office:value-type="float" office:value="3020169.9965862976" table:style-name="ce27">
            <text:p>3.020.170<text:s/></text:p>
          </table:table-cell>
          <table:table-cell office:value-type="float" office:value="1599672.6745831331" table:style-name="ce27">
            <text:p>1.599.673<text:s/></text:p>
          </table:table-cell>
          <table:table-cell office:value-type="float" office:value="271910.1642325081" table:style-name="ce27">
            <text:p>271.910<text:s/></text:p>
          </table:table-cell>
          <table:table-cell office:value-type="float" office:value="32205598.554152738" table:style-name="ce27">
            <text:p>32.205.599<text:s/></text:p>
          </table:table-cell>
          <table:table-cell office:value-type="float" office:value="14173794.240158577" table:style-name="ce27">
            <text:p>14.173.794<text:s/></text:p>
          </table:table-cell>
          <table:table-cell office:value-type="float" office:value="2194949.2146773376" table:style-name="ce27">
            <text:p>2.194.949<text:s/></text:p>
          </table:table-cell>
          <table:table-cell office:value-type="float" office:value="113258860.0224252" table:style-name="ce27">
            <text:p>113.258.860<text:s/></text:p>
          </table:table-cell>
          <table:table-cell office:value-type="float" office:value="1440365.520030003" table:style-name="ce27">
            <text:p>1.440.366<text:s/></text:p>
          </table:table-cell>
          <table:table-cell office:value-type="float" office:value="10891488191.300001" table:style-name="ce28">
            <text:p>10.891.488.191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25795256.74156107" table:style-name="ce21">
            <text:p>125.795.257<text:s/></text:p>
          </table:table-cell>
          <table:table-cell office:value-type="float" office:value="387131604.23999244" table:style-name="ce21">
            <text:p>387.131.604<text:s/></text:p>
          </table:table-cell>
          <table:table-cell office:value-type="float" office:value="1149922808.7622683" table:style-name="ce21">
            <text:p>1.149.922.809<text:s/></text:p>
          </table:table-cell>
          <table:table-cell office:value-type="float" office:value="97987272.345435515" table:style-name="ce21">
            <text:p>97.987.272<text:s/></text:p>
          </table:table-cell>
          <table:table-cell office:value-type="float" office:value="2943538079.8710217" table:style-name="ce21">
            <text:p>2.943.538.080<text:s/></text:p>
          </table:table-cell>
          <table:table-cell office:value-type="float" office:value="1806977187.7710264" table:style-name="ce21">
            <text:p>1.806.977.188<text:s/></text:p>
          </table:table-cell>
          <table:table-cell office:value-type="float" office:value="9554855126.887907" table:style-name="ce21">
            <text:p>9.554.855.127<text:s/></text:p>
          </table:table-cell>
          <table:table-cell office:value-type="float" office:value="1799643072.264281" table:style-name="ce21">
            <text:p>1.799.643.072<text:s/></text:p>
          </table:table-cell>
          <table:table-cell office:value-type="float" office:value="1554205924.7940609" table:style-name="ce21">
            <text:p>1.554.205.925<text:s/></text:p>
          </table:table-cell>
          <table:table-cell office:value-type="float" office:value="656413472.29591918" table:style-name="ce21">
            <text:p>656.413.472<text:s/></text:p>
          </table:table-cell>
          <table:table-cell office:value-type="float" office:value="6945624751.2546053" table:style-name="ce21">
            <text:p>6.945.624.751<text:s/></text:p>
          </table:table-cell>
          <table:table-cell office:value-type="float" office:value="687249719.31321681" table:style-name="ce21">
            <text:p>687.249.719<text:s/></text:p>
          </table:table-cell>
          <table:table-cell office:value-type="float" office:value="960043439.39786339" table:style-name="ce21">
            <text:p>960.043.439<text:s/></text:p>
          </table:table-cell>
          <table:table-cell office:value-type="float" office:value="1121378687.5876851" table:style-name="ce21">
            <text:p>1.121.378.688<text:s/></text:p>
          </table:table-cell>
          <table:table-cell office:value-type="float" office:value="599588985.44210839" table:style-name="ce21">
            <text:p>599.588.985<text:s/></text:p>
          </table:table-cell>
          <table:table-cell office:value-type="float" office:value="2416187273.8441882" table:style-name="ce21">
            <text:p>2.416.187.274<text:s/></text:p>
          </table:table-cell>
          <table:table-cell office:value-type="float" office:value="410207492.42166388" table:style-name="ce21">
            <text:p>410.207.492<text:s/></text:p>
          </table:table-cell>
          <table:table-cell office:value-type="float" office:value="5866523474.1181469" table:style-name="ce21">
            <text:p>5.866.523.474<text:s/></text:p>
          </table:table-cell>
          <table:table-cell office:value-type="float" office:value="29296511540.353264" table:style-name="ce21">
            <text:p>29.296.511.540<text:s/></text:p>
          </table:table-cell>
          <table:table-cell office:value-type="float" office:value="555723817.45817304" table:style-name="ce21">
            <text:p>555.723.817<text:s/></text:p>
          </table:table-cell>
          <table:table-cell office:value-type="float" office:value="292729773.89694047" table:style-name="ce21">
            <text:p>292.729.774<text:s/></text:p>
          </table:table-cell>
          <table:table-cell office:value-type="float" office:value="107285213.65748325" table:style-name="ce21">
            <text:p>107.285.214<text:s/></text:p>
          </table:table-cell>
          <table:table-cell office:value-type="float" office:value="6368227092.9029951" table:style-name="ce21">
            <text:p>6.368.227.093<text:s/></text:p>
          </table:table-cell>
          <table:table-cell office:value-type="float" office:value="5024246888.2738819" table:style-name="ce21">
            <text:p>5.024.246.888<text:s/></text:p>
          </table:table-cell>
          <table:table-cell office:value-type="float" office:value="384701201.63167346" table:style-name="ce21">
            <text:p>384.701.202<text:s/></text:p>
          </table:table-cell>
          <table:table-cell office:value-type="float" office:value="48263906388.806038" table:style-name="ce21">
            <text:p>48.263.906.389<text:s/></text:p>
          </table:table-cell>
          <table:table-cell office:value-type="float" office:value="238324734.41660091" table:style-name="ce21">
            <text:p>238.324.734<text:s/></text:p>
          </table:table-cell>
          <table:table-cell office:value-type="float" office:value="129614930280.75002" table:style-name="ce22">
            <text:p>129.614.930.281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08-13T19:01:34Z</dc:date>
    <meta:print-date>2011-05-12T16:46:54Z</meta:print-date>
    <meta:editing-cycles>41</meta:editing-cycles>
    <meta:editing-duration>PT4293S</meta:editing-duration>
  </office:meta>
</office:document-meta>
</file>